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20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239.2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99pt solid #00000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Helvetica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Helvetica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6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99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3" table:default-cell-style-name="Default"/>
        <table:table-row table:style-name="ro1" table:number-rows-repeated="2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2"/>
          <table:table-cell table:style-name="ce2" office:value-type="float" office:value="0.01030568" calcext:value-type="float">
            <text:p>0.01030568</text:p>
          </table:table-cell>
          <table:table-cell table:style-name="ce2" office:value-type="float" office:value="0.01040797" calcext:value-type="float">
            <text:p>0.01040797</text:p>
          </table:table-cell>
          <table:table-cell/>
          <table:table-cell table:style-name="ce2" office:value-type="float" office:value="0.0129597" calcext:value-type="float">
            <text:p>0.0129597</text:p>
          </table:table-cell>
          <table:table-cell/>
          <table:table-cell table:formula="of:=AVERAGE([.B22:.F22])" office:value-type="float" office:value="0.01122445" calcext:value-type="float">
            <text:p>0.01122445</text:p>
          </table:table-cell>
          <table:table-cell table:style-name="Default"/>
          <table:table-cell table:number-columns-repeated="247"/>
        </table:table-row>
        <table:table-row table:style-name="ro2">
          <table:table-cell/>
          <table:table-cell table:style-name="ce2" office:value-type="float" office:value="0.01713749" calcext:value-type="float">
            <text:p>0.01713749</text:p>
          </table:table-cell>
          <table:table-cell table:style-name="ce2" office:value-type="float" office:value="0.01970488" calcext:value-type="float">
            <text:p>0.01970488</text:p>
          </table:table-cell>
          <table:table-cell table:style-name="ce2" office:value-type="float" office:value="0.02198537" calcext:value-type="float">
            <text:p>0.02198537</text:p>
          </table:table-cell>
          <table:table-cell table:style-name="ce2" office:value-type="float" office:value="0.01836968" calcext:value-type="float">
            <text:p>0.01836968</text:p>
          </table:table-cell>
          <table:table-cell table:style-name="ce1"/>
          <table:table-cell/>
          <table:table-cell table:formula="of:=AVERAGE([.B23:.F23])" office:value-type="float" office:value="0.019299355" calcext:value-type="float">
            <text:p>0.019299355</text:p>
          </table:table-cell>
          <table:table-cell/>
          <table:table-cell table:style-name="ce1" table:formula="of:=[.H23]/[.H22]" office:value-type="float" office:value="1.71940317788399" calcext:value-type="float">
            <text:p>1.7194031779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03444448" calcext:value-type="float">
            <text:p>0.03444448</text:p>
          </table:table-cell>
          <table:table-cell table:style-name="ce2" office:value-type="float" office:value="0.03960827" calcext:value-type="float">
            <text:p>0.03960827</text:p>
          </table:table-cell>
          <table:table-cell table:style-name="ce2" office:value-type="float" office:value="0.02429037" calcext:value-type="float">
            <text:p>0.02429037</text:p>
          </table:table-cell>
          <table:table-cell table:style-name="ce2" office:value-type="float" office:value="0.02878571" calcext:value-type="float">
            <text:p>0.02878571</text:p>
          </table:table-cell>
          <table:table-cell table:style-name="ce2" office:value-type="float" office:value="0.02792615" calcext:value-type="float">
            <text:p>0.02792615</text:p>
          </table:table-cell>
          <table:table-cell/>
          <table:table-cell table:formula="of:=AVERAGE([.B24:.F24])" office:value-type="float" office:value="0.031010996" calcext:value-type="float">
            <text:p>0.031010996</text:p>
          </table:table-cell>
          <table:table-cell/>
          <table:table-cell table:style-name="ce1" table:formula="of:=[.H24]/[.H23]" office:value-type="float" office:value="1.60684105764156" calcext:value-type="float">
            <text:p>1.606841057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 table:style-name="ce2" office:value-type="float" office:value="0.06082663" calcext:value-type="float">
            <text:p>0.06082663</text:p>
          </table:table-cell>
          <table:table-cell table:style-name="ce2" office:value-type="float" office:value="0.05668559" calcext:value-type="float">
            <text:p>0.05668559</text:p>
          </table:table-cell>
          <table:table-cell/>
          <table:table-cell table:formula="of:=AVERAGE([.B25:.F25])" office:value-type="float" office:value="0.05875611" calcext:value-type="float">
            <text:p>0.05875611</text:p>
          </table:table-cell>
          <table:table-cell/>
          <table:table-cell table:style-name="ce1" table:formula="of:=[.H25]/[.H24]" office:value-type="float" office:value="1.89468632352215" calcext:value-type="float">
            <text:p>1.8946863235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07655431" calcext:value-type="float">
            <text:p>0.07655431</text:p>
          </table:table-cell>
          <table:table-cell table:style-name="ce2" office:value-type="float" office:value="0.0804407" calcext:value-type="float">
            <text:p>0.0804407</text:p>
          </table:table-cell>
          <table:table-cell table:style-name="ce2" office:value-type="float" office:value="0.08121683" calcext:value-type="float">
            <text:p>0.08121683</text:p>
          </table:table-cell>
          <table:table-cell/>
          <table:table-cell table:style-name="ce2" office:value-type="float" office:value="0.08792646" calcext:value-type="float">
            <text:p>0.08792646</text:p>
          </table:table-cell>
          <table:table-cell/>
          <table:table-cell table:formula="of:=AVERAGE([.B26:.F26])" office:value-type="float" office:value="0.081534575" calcext:value-type="float">
            <text:p>0.081534575</text:p>
          </table:table-cell>
          <table:table-cell/>
          <table:table-cell table:style-name="ce1" table:formula="of:=[.H26]/[.H25]" office:value-type="float" office:value="1.38767823465509" calcext:value-type="float">
            <text:p>1.387678234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2" office:value-type="float" office:value="0.1199321" calcext:value-type="float">
            <text:p>0.1199321</text:p>
          </table:table-cell>
          <table:table-cell table:style-name="ce2" office:value-type="float" office:value="0.1198718" calcext:value-type="float">
            <text:p>0.1198718</text:p>
          </table:table-cell>
          <table:table-cell table:style-name="ce2" office:value-type="float" office:value="0.1152153" calcext:value-type="float">
            <text:p>0.1152153</text:p>
          </table:table-cell>
          <table:table-cell table:style-name="ce2" office:value-type="float" office:value="0.131057" calcext:value-type="float">
            <text:p>0.131057</text:p>
          </table:table-cell>
          <table:table-cell/>
          <table:table-cell table:formula="of:=AVERAGE([.B27:.F27])" office:value-type="float" office:value="0.12151905" calcext:value-type="float">
            <text:p>0.12151905</text:p>
          </table:table-cell>
          <table:table-cell/>
          <table:table-cell table:style-name="ce1" table:formula="of:=[.H27]/[.H26]" office:value-type="float" office:value="1.49039901170761" calcext:value-type="float">
            <text:p>1.4903990117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1450889" calcext:value-type="float">
            <text:p>0.1450889</text:p>
          </table:table-cell>
          <table:table-cell table:style-name="ce2" office:value-type="float" office:value="0.1586307" calcext:value-type="float">
            <text:p>0.1586307</text:p>
          </table:table-cell>
          <table:table-cell table:style-name="ce2" office:value-type="float" office:value="0.1601539" calcext:value-type="float">
            <text:p>0.1601539</text:p>
          </table:table-cell>
          <table:table-cell/>
          <table:table-cell table:style-name="ce1"/>
          <table:table-cell/>
          <table:table-cell table:formula="of:=AVERAGE([.B28:.F28])" office:value-type="float" office:value="0.1546245" calcext:value-type="float">
            <text:p>0.1546245</text:p>
          </table:table-cell>
          <table:table-cell/>
          <table:table-cell table:style-name="ce1" table:formula="of:=[.H28]/[.H27]" office:value-type="float" office:value="1.27243012515322" calcext:value-type="float">
            <text:p>1.272430125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251269" calcext:value-type="float">
            <text:p>0.251269</text:p>
          </table:table-cell>
          <table:table-cell table:style-name="ce2" office:value-type="float" office:value="0.2536876" calcext:value-type="float">
            <text:p>0.2536876</text:p>
          </table:table-cell>
          <table:table-cell table:style-name="ce2" office:value-type="float" office:value="0.2509992" calcext:value-type="float">
            <text:p>0.2509992</text:p>
          </table:table-cell>
          <table:table-cell table:style-name="ce2" office:value-type="float" office:value="0.2055712" calcext:value-type="float">
            <text:p>0.2055712</text:p>
          </table:table-cell>
          <table:table-cell table:style-name="ce2" office:value-type="float" office:value="0.2224728" calcext:value-type="float">
            <text:p>0.2224728</text:p>
          </table:table-cell>
          <table:table-cell/>
          <table:table-cell table:formula="of:=AVERAGE([.B29:.F29])" office:value-type="float" office:value="0.23679996" calcext:value-type="float">
            <text:p>0.23679996</text:p>
          </table:table-cell>
          <table:table-cell/>
          <table:table-cell table:style-name="ce1" table:formula="of:=[.H29]/[.H28]" office:value-type="float" office:value="1.53145174277039" calcext:value-type="float">
            <text:p>1.5314517428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4142728" calcext:value-type="float">
            <text:p>0.4142728</text:p>
          </table:table-cell>
          <table:table-cell table:style-name="ce2" office:value-type="float" office:value="0.4057291" calcext:value-type="float">
            <text:p>0.4057291</text:p>
          </table:table-cell>
          <table:table-cell table:style-name="ce2" office:value-type="float" office:value="0.405474" calcext:value-type="float">
            <text:p>0.405474</text:p>
          </table:table-cell>
          <table:table-cell table:style-name="ce2" office:value-type="float" office:value="0.3524264" calcext:value-type="float">
            <text:p>0.3524264</text:p>
          </table:table-cell>
          <table:table-cell table:style-name="ce2" office:value-type="float" office:value="0.3629502" calcext:value-type="float">
            <text:p>0.3629502</text:p>
          </table:table-cell>
          <table:table-cell/>
          <table:table-cell table:formula="of:=AVERAGE([.B30:.F30])" office:value-type="float" office:value="0.3881705" calcext:value-type="float">
            <text:p>0.3881705</text:p>
          </table:table-cell>
          <table:table-cell/>
          <table:table-cell table:style-name="ce1" table:formula="of:=[.H30]/[.H29]" office:value-type="float" office:value="1.63923380730301" calcext:value-type="float">
            <text:p>1.6392338073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7255647" calcext:value-type="float">
            <text:p>0.7255647</text:p>
          </table:table-cell>
          <table:table-cell table:style-name="ce2" office:value-type="float" office:value="0.7248352" calcext:value-type="float">
            <text:p>0.7248352</text:p>
          </table:table-cell>
          <table:table-cell table:style-name="ce2" office:value-type="float" office:value="0.7383156" calcext:value-type="float">
            <text:p>0.7383156</text:p>
          </table:table-cell>
          <table:table-cell table:style-name="ce2" office:value-type="float" office:value="0.6354886" calcext:value-type="float">
            <text:p>0.6354886</text:p>
          </table:table-cell>
          <table:table-cell table:style-name="ce2" office:value-type="float" office:value="0.654465" calcext:value-type="float">
            <text:p>0.654465</text:p>
          </table:table-cell>
          <table:table-cell/>
          <table:table-cell table:formula="of:=AVERAGE([.B31:.F31])" office:value-type="float" office:value="0.69573382" calcext:value-type="float">
            <text:p>0.69573382</text:p>
          </table:table-cell>
          <table:table-cell/>
          <table:table-cell table:style-name="ce1" table:formula="of:=[.H31]/[.H30]" office:value-type="float" office:value="1.79234078839067" calcext:value-type="float">
            <text:p>1.7923407884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060153" calcext:value-type="float">
            <text:p>1.060153</text:p>
          </table:table-cell>
          <table:table-cell table:style-name="ce2" office:value-type="float" office:value="1.048583" calcext:value-type="float">
            <text:p>1.048583</text:p>
          </table:table-cell>
          <table:table-cell table:style-name="ce2" office:value-type="float" office:value="1.027509" calcext:value-type="float">
            <text:p>1.027509</text:p>
          </table:table-cell>
          <table:table-cell table:style-name="ce2" office:value-type="float" office:value="0.9669508" calcext:value-type="float">
            <text:p>0.9669508</text:p>
          </table:table-cell>
          <table:table-cell table:style-name="ce2" office:value-type="float" office:value="1.005847" calcext:value-type="float">
            <text:p>1.005847</text:p>
          </table:table-cell>
          <table:table-cell/>
          <table:table-cell table:formula="of:=AVERAGE([.B32:.F32])" office:value-type="float" office:value="1.02180856" calcext:value-type="float">
            <text:p>1.02180856</text:p>
          </table:table-cell>
          <table:table-cell/>
          <table:table-cell table:style-name="ce1" table:formula="of:=[.H32]/[.H31]" office:value-type="float" office:value="1.46867743183737" calcext:value-type="float">
            <text:p>1.4686774318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819164" calcext:value-type="float">
            <text:p>1.819164</text:p>
          </table:table-cell>
          <table:table-cell table:style-name="ce2" office:value-type="float" office:value="1.797912" calcext:value-type="float">
            <text:p>1.797912</text:p>
          </table:table-cell>
          <table:table-cell table:style-name="ce2" office:value-type="float" office:value="1.798446" calcext:value-type="float">
            <text:p>1.798446</text:p>
          </table:table-cell>
          <table:table-cell table:style-name="ce2" office:value-type="float" office:value="1.675933" calcext:value-type="float">
            <text:p>1.675933</text:p>
          </table:table-cell>
          <table:table-cell table:style-name="ce2" office:value-type="float" office:value="1.760088" calcext:value-type="float">
            <text:p>1.760088</text:p>
          </table:table-cell>
          <table:table-cell/>
          <table:table-cell table:formula="of:=AVERAGE([.B33:.F33])" office:value-type="float" office:value="1.7703086" calcext:value-type="float">
            <text:p>1.7703086</text:p>
          </table:table-cell>
          <table:table-cell/>
          <table:table-cell table:style-name="ce1" table:formula="of:=[.H33]/[.H32]" office:value-type="float" office:value="1.73252473046419" calcext:value-type="float">
            <text:p>1.7325247305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552526" calcext:value-type="float">
            <text:p>2.552526</text:p>
          </table:table-cell>
          <table:table-cell table:style-name="ce2" office:value-type="float" office:value="2.603329" calcext:value-type="float">
            <text:p>2.603329</text:p>
          </table:table-cell>
          <table:table-cell table:style-name="ce2" office:value-type="float" office:value="2.550251" calcext:value-type="float">
            <text:p>2.550251</text:p>
          </table:table-cell>
          <table:table-cell table:style-name="ce2" office:value-type="float" office:value="2.44816" calcext:value-type="float">
            <text:p>2.44816</text:p>
          </table:table-cell>
          <table:table-cell table:style-name="ce2" office:value-type="float" office:value="2.521322" calcext:value-type="float">
            <text:p>2.521322</text:p>
          </table:table-cell>
          <table:table-cell/>
          <table:table-cell table:formula="of:=AVERAGE([.B34:.F34])" office:value-type="float" office:value="2.5351176" calcext:value-type="float">
            <text:p>2.5351176</text:p>
          </table:table-cell>
          <table:table-cell/>
          <table:table-cell table:style-name="ce1" table:formula="of:=[.H34]/[.H33]" office:value-type="float" office:value="1.43202015738951" calcext:value-type="float">
            <text:p>1.4320201574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4.121284" calcext:value-type="float">
            <text:p>4.121284</text:p>
          </table:table-cell>
          <table:table-cell table:style-name="ce2" office:value-type="float" office:value="4.117893" calcext:value-type="float">
            <text:p>4.117893</text:p>
          </table:table-cell>
          <table:table-cell table:style-name="ce2" office:value-type="float" office:value="4.116105" calcext:value-type="float">
            <text:p>4.116105</text:p>
          </table:table-cell>
          <table:table-cell table:style-name="ce2" office:value-type="float" office:value="4.034029" calcext:value-type="float">
            <text:p>4.034029</text:p>
          </table:table-cell>
          <table:table-cell table:style-name="ce2" office:value-type="float" office:value="4.067926" calcext:value-type="float">
            <text:p>4.067926</text:p>
          </table:table-cell>
          <table:table-cell/>
          <table:table-cell table:formula="of:=AVERAGE([.B35:.F35])" office:value-type="float" office:value="4.0914474" calcext:value-type="float">
            <text:p>4.0914474</text:p>
          </table:table-cell>
          <table:table-cell/>
          <table:table-cell table:style-name="ce1" table:formula="of:=[.H35]/[.H34]" office:value-type="float" office:value="1.61390832519959" calcext:value-type="float">
            <text:p>1.613908325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6.136859" calcext:value-type="float">
            <text:p>6.136859</text:p>
          </table:table-cell>
          <table:table-cell/>
          <table:table-cell table:style-name="ce1"/>
          <table:table-cell table:style-name="ce2" office:value-type="float" office:value="6.195363" calcext:value-type="float">
            <text:p>6.195363</text:p>
          </table:table-cell>
          <table:table-cell table:style-name="ce1"/>
          <table:table-cell/>
          <table:table-cell table:formula="of:=AVERAGE([.B36:.F36])" office:value-type="float" office:value="6.166111" calcext:value-type="float">
            <text:p>6.166111</text:p>
          </table:table-cell>
          <table:table-cell/>
          <table:table-cell table:style-name="ce1" table:formula="of:=[.H36]/[.H35]" office:value-type="float" office:value="1.50707326703015" calcext:value-type="float">
            <text:p>1.507073267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8.368795" calcext:value-type="float">
            <text:p>8.368795</text:p>
          </table:table-cell>
          <table:table-cell table:style-name="ce2" office:value-type="float" office:value="8.363058" calcext:value-type="float">
            <text:p>8.363058</text:p>
          </table:table-cell>
          <table:table-cell table:style-name="ce2" office:value-type="float" office:value="8.277838" calcext:value-type="float">
            <text:p>8.277838</text:p>
          </table:table-cell>
          <table:table-cell table:style-name="ce2" office:value-type="float" office:value="8.192737" calcext:value-type="float">
            <text:p>8.192737</text:p>
          </table:table-cell>
          <table:table-cell table:style-name="ce2" office:value-type="float" office:value="8.354267" calcext:value-type="float">
            <text:p>8.354267</text:p>
          </table:table-cell>
          <table:table-cell/>
          <table:table-cell table:formula="of:=AVERAGE([.B37:.F37])" office:value-type="float" office:value="8.311339" calcext:value-type="float">
            <text:p>8.311339</text:p>
          </table:table-cell>
          <table:table-cell/>
          <table:table-cell table:style-name="ce1" table:formula="of:=[.H37]/[.H36]" office:value-type="float" office:value="1.34790615997669" calcext:value-type="float">
            <text:p>1.34790616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2.34485" calcext:value-type="float">
            <text:p>12.34485</text:p>
          </table:table-cell>
          <table:table-cell table:style-name="ce2" office:value-type="float" office:value="12.46567" calcext:value-type="float">
            <text:p>12.46567</text:p>
          </table:table-cell>
          <table:table-cell table:style-name="ce2" office:value-type="float" office:value="12.58767" calcext:value-type="float">
            <text:p>12.58767</text:p>
          </table:table-cell>
          <table:table-cell table:style-name="ce2" office:value-type="float" office:value="12.45058" calcext:value-type="float">
            <text:p>12.45058</text:p>
          </table:table-cell>
          <table:table-cell table:style-name="ce2" office:value-type="float" office:value="16.14775" calcext:value-type="float">
            <text:p>16.14775</text:p>
          </table:table-cell>
          <table:table-cell/>
          <table:table-cell table:formula="of:=AVERAGE([.B38:.F38])" office:value-type="float" office:value="13.199304" calcext:value-type="float">
            <text:p>13.199304</text:p>
          </table:table-cell>
          <table:table-cell/>
          <table:table-cell table:style-name="ce1" table:formula="of:=[.H38]/[.H37]" office:value-type="float" office:value="1.58810800522034" calcext:value-type="float">
            <text:p>1.5881080052</text:p>
          </table:table-cell>
          <table:table-cell table:number-columns-repeated="24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formula="of:=AVERAGE([.J23:.J38])" office:value-type="float" office:value="1.56404264663409" calcext:value-type="float">
            <text:p>1.564042646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46"/>
        </table:table-row>
        <table:table-row table:style-name="ro2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1"/>
          <table:table-cell office:value-type="float" office:value="0.01122445" calcext:value-type="float">
            <text:p>0.01122445</text:p>
          </table:table-cell>
          <table:table-cell table:style-name="ce1"/>
          <table:table-cell table:style-name="ce2" office:value-type="float" office:value="0.02364097" calcext:value-type="float">
            <text:p>0.02364097</text:p>
          </table:table-cell>
          <table:table-cell table:style-name="ce2" office:value-type="float" office:value="0.01539294" calcext:value-type="float">
            <text:p>0.01539294</text:p>
          </table:table-cell>
          <table:table-cell/>
          <table:table-cell table:style-name="ce2" office:value-type="float" office:value="0.01352529" calcext:value-type="float">
            <text:p>0.0135252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3]/1.5" office:value-type="float" office:value="8.33333333333333" calcext:value-type="float">
            <text:p>8.3333333333</text:p>
          </table:table-cell>
          <table:table-cell table:style-name="ce2"/>
          <table:table-cell office:value-type="float" office:value="0.019299355" calcext:value-type="float">
            <text:p>0.019299355</text:p>
          </table:table-cell>
          <table:table-cell table:style-name="ce2" office:value-type="float" office:value="0.04267487" calcext:value-type="float">
            <text:p>0.04267487</text:p>
          </table:table-cell>
          <table:table-cell table:style-name="ce2" office:value-type="float" office:value="0.04692846" calcext:value-type="float">
            <text:p>0.04692846</text:p>
          </table:table-cell>
          <table:table-cell table:style-name="ce2" office:value-type="float" office:value="0.03464131" calcext:value-type="float">
            <text:p>0.03464131</text:p>
          </table:table-cell>
          <table:table-cell table:style-name="ce2" office:value-type="float" office:value="0.01177382" calcext:value-type="float">
            <text:p>0.0117738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formula="of:=[.C44]/1.5" office:value-type="float" office:value="5.55555555555556" calcext:value-type="float">
            <text:p>5.5555555556</text:p>
          </table:table-cell>
          <table:table-cell table:style-name="ce2"/>
          <table:table-cell office:value-type="float" office:value="0.031010996" calcext:value-type="float">
            <text:p>0.031010996</text:p>
          </table:table-cell>
          <table:table-cell table:style-name="ce2" office:value-type="float" office:value="0.07219977" calcext:value-type="float">
            <text:p>0.07219977</text:p>
          </table:table-cell>
          <table:table-cell table:style-name="ce2" office:value-type="float" office:value="0.08471032" calcext:value-type="float">
            <text:p>0.08471032</text:p>
          </table:table-cell>
          <table:table-cell table:style-name="ce2" office:value-type="float" office:value="0.03679492" calcext:value-type="float">
            <text:p>0.03679492</text:p>
          </table:table-cell>
          <table:table-cell table:style-name="ce2" office:value-type="float" office:value="0.06791044" calcext:value-type="float">
            <text:p>0.06791044</text:p>
          </table:table-cell>
          <table:table-cell table:style-name="ce2" office:value-type="float" office:value="0.0307273" calcext:value-type="float">
            <text:p>0.030727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5]/1.5" office:value-type="float" office:value="3.7037037037037" calcext:value-type="float">
            <text:p>3.7037037037</text:p>
          </table:table-cell>
          <table:table-cell table:style-name="ce2"/>
          <table:table-cell office:value-type="float" office:value="0.05875611" calcext:value-type="float">
            <text:p>0.05875611</text:p>
          </table:table-cell>
          <table:table-cell table:style-name="ce1"/>
          <table:table-cell table:number-columns-repeated="2"/>
          <table:table-cell table:style-name="ce2" office:value-type="float" office:value="0.1181224" calcext:value-type="float">
            <text:p>0.1181224</text:p>
          </table:table-cell>
          <table:table-cell table:style-name="ce2" office:value-type="float" office:value="0.05200417" calcext:value-type="float">
            <text:p>0.0520041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6]/1.5" office:value-type="float" office:value="2.46913580246914" calcext:value-type="float">
            <text:p>2.4691358025</text:p>
          </table:table-cell>
          <table:table-cell table:style-name="ce2"/>
          <table:table-cell office:value-type="float" office:value="0.081534575" calcext:value-type="float">
            <text:p>0.081534575</text:p>
          </table:table-cell>
          <table:table-cell table:style-name="ce2" office:value-type="float" office:value="0.1823194" calcext:value-type="float">
            <text:p>0.1823194</text:p>
          </table:table-cell>
          <table:table-cell table:style-name="ce2" office:value-type="float" office:value="0.1534647" calcext:value-type="float">
            <text:p>0.1534647</text:p>
          </table:table-cell>
          <table:table-cell table:style-name="ce2" office:value-type="float" office:value="0.1204458" calcext:value-type="float">
            <text:p>0.1204458</text:p>
          </table:table-cell>
          <table:table-cell/>
          <table:table-cell table:style-name="ce2" office:value-type="float" office:value="0.08748945" calcext:value-type="float">
            <text:p>0.08748945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7]/1.5" office:value-type="float" office:value="1.64609053497942" calcext:value-type="float">
            <text:p>1.646090535</text:p>
          </table:table-cell>
          <table:table-cell table:style-name="ce2"/>
          <table:table-cell office:value-type="float" office:value="0.12151905" calcext:value-type="float">
            <text:p>0.12151905</text:p>
          </table:table-cell>
          <table:table-cell table:style-name="ce1"/>
          <table:table-cell table:style-name="ce2" office:value-type="float" office:value="0.2157494" calcext:value-type="float">
            <text:p>0.2157494</text:p>
          </table:table-cell>
          <table:table-cell table:style-name="ce2" office:value-type="float" office:value="0.1703361" calcext:value-type="float">
            <text:p>0.1703361</text:p>
          </table:table-cell>
          <table:table-cell table:style-name="ce2" office:value-type="float" office:value="0.193007" calcext:value-type="float">
            <text:p>0.193007</text:p>
          </table:table-cell>
          <table:table-cell table:style-name="ce2" office:value-type="float" office:value="0.1250032" calcext:value-type="float">
            <text:p>0.125003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8]/1.5" office:value-type="float" office:value="1.09739368998628" calcext:value-type="float">
            <text:p>1.09739369</text:p>
          </table:table-cell>
          <table:table-cell table:style-name="ce2"/>
          <table:table-cell office:value-type="float" office:value="0.1546245" calcext:value-type="float">
            <text:p>0.1546245</text:p>
          </table:table-cell>
          <table:table-cell table:style-name="ce2" office:value-type="float" office:value="0.30881" calcext:value-type="float">
            <text:p>0.30881</text:p>
          </table:table-cell>
          <table:table-cell table:style-name="ce2" office:value-type="float" office:value="0.2655414" calcext:value-type="float">
            <text:p>0.2655414</text:p>
          </table:table-cell>
          <table:table-cell table:style-name="ce2" office:value-type="float" office:value="0.228394" calcext:value-type="float">
            <text:p>0.228394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2"/>
          <table:table-cell table:formula="of:=[.C49]/1.5" office:value-type="float" office:value="0.731595793324189" calcext:value-type="float">
            <text:p>0.7315957933</text:p>
          </table:table-cell>
          <table:table-cell table:style-name="ce2"/>
          <table:table-cell office:value-type="float" office:value="0.23679996" calcext:value-type="float">
            <text:p>0.23679996</text:p>
          </table:table-cell>
          <table:table-cell table:style-name="ce2" office:value-type="float" office:value="0.3939354" calcext:value-type="float">
            <text:p>0.3939354</text:p>
          </table:table-cell>
          <table:table-cell table:style-name="ce2" office:value-type="float" office:value="0.3588522" calcext:value-type="float">
            <text:p>0.3588522</text:p>
          </table:table-cell>
          <table:table-cell table:style-name="ce2" office:value-type="float" office:value="0.296916" calcext:value-type="float">
            <text:p>0.296916</text:p>
          </table:table-cell>
          <table:table-cell table:style-name="ce2" office:value-type="float" office:value="0.2699022" calcext:value-type="float">
            <text:p>0.2699022</text:p>
          </table:table-cell>
          <table:table-cell table:style-name="ce2" office:value-type="float" office:value="0.203918" calcext:value-type="float">
            <text:p>0.20391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0]/1.5" office:value-type="float" office:value="0.487730528882792" calcext:value-type="float">
            <text:p>0.4877305289</text:p>
          </table:table-cell>
          <table:table-cell table:style-name="ce2"/>
          <table:table-cell office:value-type="float" office:value="0.3881705" calcext:value-type="float">
            <text:p>0.3881705</text:p>
          </table:table-cell>
          <table:table-cell table:style-name="ce2" office:value-type="float" office:value="0.538879" calcext:value-type="float">
            <text:p>0.538879</text:p>
          </table:table-cell>
          <table:table-cell table:style-name="ce2" office:value-type="float" office:value="0.4573236" calcext:value-type="float">
            <text:p>0.4573236</text:p>
          </table:table-cell>
          <table:table-cell table:style-name="ce2" office:value-type="float" office:value="0.400557" calcext:value-type="float">
            <text:p>0.400557</text:p>
          </table:table-cell>
          <table:table-cell table:style-name="ce2" office:value-type="float" office:value="0.3405689" calcext:value-type="float">
            <text:p>0.3405689</text:p>
          </table:table-cell>
          <table:table-cell table:style-name="ce2" office:value-type="float" office:value="0.2972467" calcext:value-type="float">
            <text:p>0.297246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1]/1.5" office:value-type="float" office:value="0.325153685921862" calcext:value-type="float">
            <text:p>0.3251536859</text:p>
          </table:table-cell>
          <table:table-cell table:style-name="ce2"/>
          <table:table-cell office:value-type="float" office:value="0.69573382" calcext:value-type="float">
            <text:p>0.69573382</text:p>
          </table:table-cell>
          <table:table-cell table:style-name="ce2" office:value-type="float" office:value="0.7396108" calcext:value-type="float">
            <text:p>0.7396108</text:p>
          </table:table-cell>
          <table:table-cell table:style-name="ce2" office:value-type="float" office:value="0.6487842" calcext:value-type="float">
            <text:p>0.6487842</text:p>
          </table:table-cell>
          <table:table-cell table:style-name="ce2" office:value-type="float" office:value="0.5125622" calcext:value-type="float">
            <text:p>0.5125622</text:p>
          </table:table-cell>
          <table:table-cell table:style-name="ce2" office:value-type="float" office:value="0.4711433" calcext:value-type="float">
            <text:p>0.4711433</text:p>
          </table:table-cell>
          <table:table-cell table:style-name="ce2" office:value-type="float" office:value="0.4278211" calcext:value-type="float">
            <text:p>0.427821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2]/1.5" office:value-type="float" office:value="0.216769123947908" calcext:value-type="float">
            <text:p>0.2167691239</text:p>
          </table:table-cell>
          <table:table-cell table:style-name="ce2"/>
          <table:table-cell office:value-type="float" office:value="1.02180856" calcext:value-type="float">
            <text:p>1.02180856</text:p>
          </table:table-cell>
          <table:table-cell table:style-name="ce2" office:value-type="float" office:value="0.7791709" calcext:value-type="float">
            <text:p>0.7791709</text:p>
          </table:table-cell>
          <table:table-cell table:style-name="ce2" office:value-type="float" office:value="0.6883354" calcext:value-type="float">
            <text:p>0.6883354</text:p>
          </table:table-cell>
          <table:table-cell table:style-name="ce2" office:value-type="float" office:value="0.6552897" calcext:value-type="float">
            <text:p>0.6552897</text:p>
          </table:table-cell>
          <table:table-cell table:style-name="ce2" office:value-type="float" office:value="0.5706022" calcext:value-type="float">
            <text:p>0.5706022</text:p>
          </table:table-cell>
          <table:table-cell table:style-name="ce2" office:value-type="float" office:value="0.5314174" calcext:value-type="float">
            <text:p>0.5314174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3]/1.5" office:value-type="float" office:value="0.144512749298605" calcext:value-type="float">
            <text:p>0.1445127493</text:p>
          </table:table-cell>
          <table:table-cell table:style-name="ce2"/>
          <table:table-cell office:value-type="float" office:value="1.7703086" calcext:value-type="float">
            <text:p>1.7703086</text:p>
          </table:table-cell>
          <table:table-cell table:style-name="ce2" office:value-type="float" office:value="0.9324073" calcext:value-type="float">
            <text:p>0.9324073</text:p>
          </table:table-cell>
          <table:table-cell table:style-name="ce2" office:value-type="float" office:value="0.7713876" calcext:value-type="float">
            <text:p>0.7713876</text:p>
          </table:table-cell>
          <table:table-cell table:style-name="ce2" office:value-type="float" office:value="0.7982227" calcext:value-type="float">
            <text:p>0.7982227</text:p>
          </table:table-cell>
          <table:table-cell table:style-name="ce2" office:value-type="float" office:value="0.727976" calcext:value-type="float">
            <text:p>0.727976</text:p>
          </table:table-cell>
          <table:table-cell table:style-name="ce2" office:value-type="float" office:value="0.6516438" calcext:value-type="float">
            <text:p>0.651643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4]/1.5" office:value-type="float" office:value="0.0963418328657368" calcext:value-type="float">
            <text:p>0.0963418329</text:p>
          </table:table-cell>
          <table:table-cell table:style-name="ce2"/>
          <table:table-cell office:value-type="float" office:value="2.5351176" calcext:value-type="float">
            <text:p>2.5351176</text:p>
          </table:table-cell>
          <table:table-cell table:style-name="ce2" office:value-type="float" office:value="0.914133" calcext:value-type="float">
            <text:p>0.914133</text:p>
          </table:table-cell>
          <table:table-cell table:style-name="ce2" office:value-type="float" office:value="0.8935084" calcext:value-type="float">
            <text:p>0.8935084</text:p>
          </table:table-cell>
          <table:table-cell table:style-name="ce2" office:value-type="float" office:value="0.8336276" calcext:value-type="float">
            <text:p>0.8336276</text:p>
          </table:table-cell>
          <table:table-cell table:style-name="ce2" office:value-type="float" office:value="0.7448295" calcext:value-type="float">
            <text:p>0.7448295</text:p>
          </table:table-cell>
          <table:table-cell table:style-name="ce2" office:value-type="float" office:value="0.7035714" calcext:value-type="float">
            <text:p>0.7035714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5]/1.5" office:value-type="float" office:value="0.0642278885771578" calcext:value-type="float">
            <text:p>0.0642278886</text:p>
          </table:table-cell>
          <table:table-cell table:style-name="ce2"/>
          <table:table-cell office:value-type="float" office:value="4.0914474" calcext:value-type="float">
            <text:p>4.0914474</text:p>
          </table:table-cell>
          <table:table-cell table:style-name="ce2" office:value-type="float" office:value="0.9702964" calcext:value-type="float">
            <text:p>0.9702964</text:p>
          </table:table-cell>
          <table:table-cell table:style-name="ce2" office:value-type="float" office:value="0.8959837" calcext:value-type="float">
            <text:p>0.8959837</text:p>
          </table:table-cell>
          <table:table-cell table:style-name="ce2" office:value-type="float" office:value="0.8567631" calcext:value-type="float">
            <text:p>0.8567631</text:p>
          </table:table-cell>
          <table:table-cell table:style-name="ce2" office:value-type="float" office:value="0.8381671" calcext:value-type="float">
            <text:p>0.8381671</text:p>
          </table:table-cell>
          <table:table-cell table:style-name="ce2" office:value-type="float" office:value="0.6936792" calcext:value-type="float">
            <text:p>0.693679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6]/1.5" office:value-type="float" office:value="0.0428185923847719" calcext:value-type="float">
            <text:p>0.0428185924</text:p>
          </table:table-cell>
          <table:table-cell table:style-name="ce2"/>
          <table:table-cell office:value-type="float" office:value="6.166111" calcext:value-type="float">
            <text:p>6.166111</text:p>
          </table:table-cell>
          <table:table-cell table:style-name="ce2" office:value-type="float" office:value="0.9190478" calcext:value-type="float">
            <text:p>0.9190478</text:p>
          </table:table-cell>
          <table:table-cell table:number-columns-repeated="2"/>
          <table:table-cell table:style-name="ce2" office:value-type="float" office:value="0.8757077" calcext:value-type="float">
            <text:p>0.8757077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formula="of:=[.C57]/1.5" office:value-type="float" office:value="0.0285457282565146" calcext:value-type="float">
            <text:p>0.0285457283</text:p>
          </table:table-cell>
          <table:table-cell table:style-name="ce1"/>
          <table:table-cell office:value-type="float" office:value="8.311339" calcext:value-type="float">
            <text:p>8.311339</text:p>
          </table:table-cell>
          <table:table-cell table:style-name="ce2" office:value-type="float" office:value="1.026665" calcext:value-type="float">
            <text:p>1.026665</text:p>
          </table:table-cell>
          <table:table-cell table:style-name="ce2" office:value-type="float" office:value="0.9647381" calcext:value-type="float">
            <text:p>0.9647381</text:p>
          </table:table-cell>
          <table:table-cell table:style-name="ce2" office:value-type="float" office:value="0.9399583" calcext:value-type="float">
            <text:p>0.9399583</text:p>
          </table:table-cell>
          <table:table-cell table:style-name="ce2" office:value-type="float" office:value="0.9069215" calcext:value-type="float">
            <text:p>0.9069215</text:p>
          </table:table-cell>
          <table:table-cell table:style-name="ce2" office:value-type="float" office:value="0.869783" calcext:value-type="float">
            <text:p>0.86978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8]/1.5" office:value-type="float" office:value="0.0190304855043431" calcext:value-type="float">
            <text:p>0.0190304855</text:p>
          </table:table-cell>
          <table:table-cell table:style-name="ce1"/>
          <table:table-cell office:value-type="float" office:value="13.199304" calcext:value-type="float">
            <text:p>13.199304</text:p>
          </table:table-cell>
          <table:table-cell table:style-name="ce2" office:value-type="float" office:value="1.02495" calcext:value-type="float">
            <text:p>1.02495</text:p>
          </table:table-cell>
          <table:table-cell table:style-name="ce2" office:value-type="float" office:value="1.004316" calcext:value-type="float">
            <text:p>1.004316</text:p>
          </table:table-cell>
          <table:table-cell table:style-name="ce2" office:value-type="float" office:value="0.9836827" calcext:value-type="float">
            <text:p>0.9836827</text:p>
          </table:table-cell>
          <table:table-cell table:style-name="ce2" office:value-type="float" office:value="0.8949114" calcext:value-type="float">
            <text:p>0.8949114</text:p>
          </table:table-cell>
          <table:table-cell table:style-name="ce2" office:value-type="float" office:value="0.9715206" calcext:value-type="float">
            <text:p>0.9715206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9]/1.5" office:value-type="float" office:value="0.0126869903362287" calcext:value-type="float">
            <text:p>0.012686990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3" office:value-type="float" office:value="20" calcext:value-type="float">
            <text:p>2.00E+01</text:p>
          </table:table-cell>
          <table:table-cell table:style-name="ce5" table:formula="of:=[.I67]*1000" office:value-type="float" office:value="20000" calcext:value-type="float">
            <text:p>2.00E+04</text:p>
          </table:table-cell>
          <table:table-cell table:style-name="ce3"/>
          <table:table-cell table:number-columns-repeated="24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46" calcext:value-type="float">
            <text:p>46</text:p>
          </table:table-cell>
          <table:table-cell table:style-name="ce1" table:formula="of:=[.I68]*1000" office:value-type="float" office:value="46000" calcext:value-type="float">
            <text:p>46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187" calcext:value-type="float">
            <text:p>187</text:p>
          </table:table-cell>
          <table:table-cell table:style-name="ce1" table:formula="of:=[.I69]*1000" office:value-type="float" office:value="187000" calcext:value-type="float">
            <text:p>187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256" calcext:value-type="float">
            <text:p>256</text:p>
          </table:table-cell>
          <table:table-cell table:style-name="ce1" table:formula="of:=[.I70]*1000" office:value-type="float" office:value="256000" calcext:value-type="float">
            <text:p>256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1" table:formula="of:=[.I71]*1000" office:value-type="float" office:value="1200000" calcext:value-type="float">
            <text:p>1200000</text:p>
          </table:table-cell>
          <table:table-cell table:number-columns-repeated="24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# r/cell</text:p>
          </table:table-cell>
          <table:table-cell table:style-name="ce1" office:value-type="string" calcext:value-type="string">
            <text:p># cell/well</text:p>
          </table:table-cell>
          <table:table-cell table:style-name="ce1" office:value-type="string" calcext:value-type="string">
            <text:p>units/mole (avo)</text:p>
          </table:table-cell>
          <table:table-cell table:style-name="ce1" office:value-type="string" calcext:value-type="string">
            <text:p>area/well (square dm assuming 70% confluence)</text:p>
          </table:table-cell>
          <table:table-cell table:style-name="ce1" table:number-columns-repeated="2"/>
          <table:table-cell table:style-name="ce1" office:value-type="string" calcext:value-type="string">
            <text:p>total moles</text:p>
          </table:table-cell>
          <table:table-cell table:style-name="ce1" office:value-type="string" calcext:value-type="string">
            <text:p>est from fit</text:p>
          </table:table-cell>
          <table:table-cell table:style-name="ce1" office:value-type="string" calcext:value-type="string">
            <text:p>percent diff</text:p>
          </table:table-cell>
          <table:table-cell table:style-name="ce1" office:value-type="string" calcext:value-type="string">
            <text:p>2*(1/8)*(1/f)*((v + 4*f) - (sqrt(v)*sqrt(v + 8*f)))</text:p>
          </table:table-cell>
          <table:table-cell table:number-columns-repeated="23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5]*[.K75])/[.L75])/[.M75]" office:value-type="float" office:value="0.0000000000006328112640405" calcext:value-type="float">
            <text:p>6.33E-13</text:p>
          </table:table-cell>
          <table:table-cell table:style-name="ce7" table:formula="of:=[.N75]/0.000000001" office:value-type="float" office:value="0.0006328112640405" calcext:value-type="float">
            <text:p>0.000633</text:p>
          </table:table-cell>
          <table:table-cell table:style-name="ce5" table:formula="of:=[.J75]*[.K75]/[.L75]" office:value-type="float" office:value="0.0000000000000398671096345515" calcext:value-type="float">
            <text:p>3.99E-14</text:p>
          </table:table-cell>
          <table:table-cell table:style-name="ce2" office:value-type="float" office:value="0.0006217" calcext:value-type="float">
            <text:p>0.0006217</text:p>
          </table:table-cell>
          <table:table-cell table:style-name="ce1" table:formula="of:=[.Q75]/[.O75]" office:value-type="float" office:value="0.982441425" calcext:value-type="float">
            <text:p>0.982441425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6000" calcext:value-type="float">
            <text:p>46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6]*[.K76])/[.L76])/[.M76]" office:value-type="float" office:value="0.00000000000145546590729315" calcext:value-type="float">
            <text:p>1.46E-12</text:p>
          </table:table-cell>
          <table:table-cell table:style-name="ce7" table:formula="of:=[.N76]/0.000000001" office:value-type="float" office:value="0.00145546590729315" calcext:value-type="float">
            <text:p>0.001455</text:p>
          </table:table-cell>
          <table:table-cell table:style-name="ce5" table:formula="of:=[.J76]*[.K76]/[.L76]" office:value-type="float" office:value="0.0000000000000916943521594684" calcext:value-type="float">
            <text:p>9.17E-14</text:p>
          </table:table-cell>
          <table:table-cell table:style-name="ce2" office:value-type="float" office:value="0.00294" calcext:value-type="float">
            <text:p>0.00294</text:p>
          </table:table-cell>
          <table:table-cell table:style-name="ce1" table:formula="of:=[.Q76]/[.O76]" office:value-type="float" office:value="2.01997173913043" calcext:value-type="float">
            <text:p>2.0199717391</text:p>
          </table:table-cell>
          <table:table-cell table:style-name="ce2" table:number-columns-repeated="3"/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87000" calcext:value-type="float">
            <text:p>187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7]*[.K77])/[.L77])/[.M77]" office:value-type="float" office:value="0.00000000000591678531877867" calcext:value-type="float">
            <text:p>5.92E-12</text:p>
          </table:table-cell>
          <table:table-cell table:style-name="ce7" table:formula="of:=[.N77]/0.000000001" office:value-type="float" office:value="0.00591678531877867" calcext:value-type="float">
            <text:p>0.005917</text:p>
          </table:table-cell>
          <table:table-cell table:style-name="ce5" table:formula="of:=[.J77]*[.K77]/[.L77]" office:value-type="float" office:value="0.000000000000372757475083056" calcext:value-type="float">
            <text:p>3.73E-13</text:p>
          </table:table-cell>
          <table:table-cell table:style-name="ce2" office:value-type="float" office:value="0.007053" calcext:value-type="float">
            <text:p>0.007053</text:p>
          </table:table-cell>
          <table:table-cell table:style-name="ce1" table:formula="of:=[.Q77]/[.O77]" office:value-type="float" office:value="1.19203243315508" calcext:value-type="float">
            <text:p>1.1920324332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56000" calcext:value-type="float">
            <text:p>256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8]*[.K78])/[.L78])/[.M78]" office:value-type="float" office:value="0.0000000000080999841797184" calcext:value-type="float">
            <text:p>8.10E-12</text:p>
          </table:table-cell>
          <table:table-cell table:style-name="ce7" table:formula="of:=[.N78]/0.000000001" office:value-type="float" office:value="0.0080999841797184" calcext:value-type="float">
            <text:p>0.008100</text:p>
          </table:table-cell>
          <table:table-cell table:style-name="ce5" table:formula="of:=[.J78]*[.K78]/[.L78]" office:value-type="float" office:value="0.000000000000510299003322259" calcext:value-type="float">
            <text:p>5.10E-13</text:p>
          </table:table-cell>
          <table:table-cell table:style-name="ce2" office:value-type="float" office:value="0.01316" calcext:value-type="float">
            <text:p>0.01316</text:p>
          </table:table-cell>
          <table:table-cell table:style-name="ce1" table:formula="of:=[.Q78]/[.O78]" office:value-type="float" office:value="1.62469453125" calcext:value-type="float">
            <text:p>1.6246945313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0" calcext:value-type="float">
            <text:p>120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9]*[.K79])/[.L79])/[.M79]" office:value-type="float" office:value="0.00000000003796867584243" calcext:value-type="float">
            <text:p>3.80E-11</text:p>
          </table:table-cell>
          <table:table-cell table:style-name="ce7" table:formula="of:=[.N79]/0.000000001" office:value-type="float" office:value="0.03796867584243" calcext:value-type="float">
            <text:p>0.037969</text:p>
          </table:table-cell>
          <table:table-cell table:style-name="ce5" table:formula="of:=[.J79]*[.K79]/[.L79]" office:value-type="float" office:value="0.00000000000239202657807309" calcext:value-type="float">
            <text:p>2.39E-12</text:p>
          </table:table-cell>
          <table:table-cell table:style-name="ce2" office:value-type="float" office:value="0.05646" calcext:value-type="float">
            <text:p>0.05646</text:p>
          </table:table-cell>
          <table:table-cell table:style-name="ce1" table:formula="of:=[.Q79]/[.O79]" office:value-type="float" office:value="1.48701525" calcext:value-type="float">
            <text:p>1.48701525</text:p>
          </table:table-cell>
          <table:table-cell table:number-columns-repeated="238"/>
        </table:table-row>
        <table:table-row table:style-name="ro2" table:number-rows-repeated="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5"/>
          <table:table-cell table:style-name="ce7"/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2]*[.K82])/[.L82])/[.M82]" office:value-type="float" office:value="0.000000000000474608448030375" calcext:value-type="float">
            <text:p>4.75E-13</text:p>
          </table:table-cell>
          <table:table-cell table:style-name="ce7" table:formula="of:=[.N82]/0.000000001" office:value-type="float" office:value="0.000474608448030375" calcext:value-type="float">
            <text:p>0.000475</text:p>
          </table:table-cell>
          <table:table-cell table:style-name="ce1" table:number-columns-repeated="3"/>
          <table:table-cell table:style-name="ce1" table:formula="of:=(2*(1/8)*(1/[.Q75]))" office:value-type="float" office:value="402.123210551713" calcext:value-type="float">
            <text:p>402.1232105517</text:p>
          </table:table-cell>
          <table:table-cell table:style-name="ce1" table:formula="of:=[.$Q$82]+(4*[.Q75])-(SQRT([.$Q$82])*(SQRT([.$Q$82]+(8*[.Q75]))))" office:value-type="float" office:value="0.0024868" calcext:value-type="float">
            <text:p>0.0024868</text:p>
          </table:table-cell>
          <table:table-cell table:style-name="ce1" table:formula="of:=[.S82]*[.T82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6000" calcext:value-type="float">
            <text:p>46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3]*[.K83])/[.L83])/[.M83]" office:value-type="float" office:value="0.00000000000109159943046986" calcext:value-type="float">
            <text:p>1.09E-12</text:p>
          </table:table-cell>
          <table:table-cell table:style-name="ce7" table:formula="of:=[.N83]/0.000000001" office:value-type="float" office:value="0.00109159943046986" calcext:value-type="float">
            <text:p>0.001092</text:p>
          </table:table-cell>
          <table:table-cell table:style-name="ce1" table:number-columns-repeated="3"/>
          <table:table-cell table:style-name="ce1" table:formula="of:=(2*(1/8)*(1/[.Q76]))" office:value-type="float" office:value="85.0340136054422" calcext:value-type="float">
            <text:p>85.0340136054</text:p>
          </table:table-cell>
          <table:table-cell table:style-name="ce1" table:formula="of:=[.$Q$82]+(4*[.Q76])-(SQRT([.$Q$82])*(SQRT([.$Q$82]+(8*[.Q76]))))" office:value-type="float" office:value="0.01176" calcext:value-type="float">
            <text:p>0.01176</text:p>
          </table:table-cell>
          <table:table-cell table:style-name="ce1" table:formula="of:=[.S83]*[.T83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87000" calcext:value-type="float">
            <text:p>187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4]*[.K84])/[.L84])/[.M84]" office:value-type="float" office:value="0.00000000000443758898908401" calcext:value-type="float">
            <text:p>4.44E-12</text:p>
          </table:table-cell>
          <table:table-cell table:style-name="ce7" table:formula="of:=[.N84]/0.000000001" office:value-type="float" office:value="0.00443758898908401" calcext:value-type="float">
            <text:p>0.004438</text:p>
          </table:table-cell>
          <table:table-cell table:style-name="ce1" table:number-columns-repeated="3"/>
          <table:table-cell table:style-name="ce1" table:formula="of:=(2*(1/8)*(1/[.Q77]))" office:value-type="float" office:value="35.4459095420389" calcext:value-type="float">
            <text:p>35.445909542</text:p>
          </table:table-cell>
          <table:table-cell table:style-name="ce1" table:formula="of:=[.$Q$82]+(4*[.Q77])-(SQRT([.$Q$82])*(SQRT([.$Q$82]+(8*[.Q77]))))" office:value-type="float" office:value="0.028212" calcext:value-type="float">
            <text:p>0.028212</text:p>
          </table:table-cell>
          <table:table-cell table:style-name="ce1" table:formula="of:=[.S84]*[.T84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56000" calcext:value-type="float">
            <text:p>256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5]*[.K85])/[.L85])/[.M85]" office:value-type="float" office:value="0.0000000000060749881347888" calcext:value-type="float">
            <text:p>6.07E-12</text:p>
          </table:table-cell>
          <table:table-cell table:style-name="ce7" table:formula="of:=[.N85]/0.000000001" office:value-type="float" office:value="0.0060749881347888" calcext:value-type="float">
            <text:p>0.006075</text:p>
          </table:table-cell>
          <table:table-cell table:style-name="ce1" table:number-columns-repeated="3"/>
          <table:table-cell table:style-name="ce1" table:formula="of:=(2*(1/8)*(1/[.Q78]))" office:value-type="float" office:value="18.9969604863222" calcext:value-type="float">
            <text:p>18.9969604863</text:p>
          </table:table-cell>
          <table:table-cell table:style-name="ce1" table:formula="of:=[.$Q$82]+(4*[.Q78])-(SQRT([.$Q$82])*(SQRT([.$Q$82]+(8*[.Q78]))))" office:value-type="float" office:value="0.05264" calcext:value-type="float">
            <text:p>0.05264</text:p>
          </table:table-cell>
          <table:table-cell table:style-name="ce1" table:formula="of:=[.S85]*[.T85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0" calcext:value-type="float">
            <text:p>1200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6]*[.K86])/[.L86])/[.M86]" office:value-type="float" office:value="0.0000000000284765068818225" calcext:value-type="float">
            <text:p>2.85E-11</text:p>
          </table:table-cell>
          <table:table-cell table:style-name="ce7" table:formula="of:=[.N86]/0.000000001" office:value-type="float" office:value="0.0284765068818225" calcext:value-type="float">
            <text:p>0.028477</text:p>
          </table:table-cell>
          <table:table-cell table:style-name="ce1" table:number-columns-repeated="3"/>
          <table:table-cell table:style-name="ce1" table:formula="of:=(2*(1/8)*(1/[.Q79]))" office:value-type="float" office:value="4.42791356712717" calcext:value-type="float">
            <text:p>4.4279135671</text:p>
          </table:table-cell>
          <table:table-cell table:style-name="ce1" table:formula="of:=[.$Q$82]+(4*[.Q79])-(SQRT([.$Q$82])*(SQRT([.$Q$82]+(8*[.Q79]))))" office:value-type="float" office:value="0.22584" calcext:value-type="float">
            <text:p>0.22584</text:p>
          </table:table-cell>
          <table:table-cell table:style-name="ce1" table:formula="of:=[.S86]*[.T86]" office:value-type="float" office:value="1" calcext:value-type="float">
            <text:p>1</text:p>
          </table:table-cell>
          <table:table-cell table:number-columns-repeated="235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# r/cell</text:p>
          </table:table-cell>
          <table:table-cell table:style-name="ce1" office:value-type="string" calcext:value-type="string">
            <text:p># cell/well</text:p>
          </table:table-cell>
          <table:table-cell table:style-name="ce1" office:value-type="string" calcext:value-type="string">
            <text:p>units/mole (avo)</text:p>
          </table:table-cell>
          <table:table-cell table:style-name="ce1" office:value-type="string" calcext:value-type="string">
            <text:p>area/well (square dm assuming 70% confluence)</text:p>
          </table:table-cell>
          <table:table-cell table:number-columns-repeated="243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4000" calcext:value-type="float">
            <text:p>24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3]*[.K93])/[.L93])/[.M93]" office:value-type="float" office:value="0.0000000000007593735168486" calcext:value-type="float">
            <text:p>7.59E-13</text:p>
          </table:table-cell>
          <table:table-cell table:style-name="ce7" table:formula="of:=[.N93]/0.000000001" office:value-type="float" office:value="0.0007593735168486" calcext:value-type="float">
            <text:p>0.000759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3000" calcext:value-type="float">
            <text:p>43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4]*[.K94])/[.L94])/[.M94]" office:value-type="float" office:value="0.00000000000136054421768708" calcext:value-type="float">
            <text:p>1.36E-12</text:p>
          </table:table-cell>
          <table:table-cell table:style-name="ce7" table:formula="of:=[.N94]/0.000000001" office:value-type="float" office:value="0.00136054421768707" calcext:value-type="float">
            <text:p>0.001361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92000" calcext:value-type="float">
            <text:p>92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5]*[.K95])/[.L95])/[.M95]" office:value-type="float" office:value="0.0000000000029109318145863" calcext:value-type="float">
            <text:p>2.91E-12</text:p>
          </table:table-cell>
          <table:table-cell table:style-name="ce7" table:formula="of:=[.N95]/0.000000001" office:value-type="float" office:value="0.0029109318145863" calcext:value-type="float">
            <text:p>0.002911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" calcext:value-type="float">
            <text:p>12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6]*[.K96])/[.L96])/[.M96]" office:value-type="float" office:value="0.000000000003796867584243" calcext:value-type="float">
            <text:p>3.80E-12</text:p>
          </table:table-cell>
          <table:table-cell table:style-name="ce7" table:formula="of:=[.N96]/0.000000001" office:value-type="float" office:value="0.003796867584243" calcext:value-type="float">
            <text:p>0.003797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31000" calcext:value-type="float">
            <text:p>231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7]*[.K97])/[.L97])/[.M97]" office:value-type="float" office:value="0.00000000000730897009966777" calcext:value-type="float">
            <text:p>7.31E-12</text:p>
          </table:table-cell>
          <table:table-cell table:style-name="ce7" table:formula="of:=[.N97]/0.000000001" office:value-type="float" office:value="0.00730897009966777" calcext:value-type="float">
            <text:p>0.007309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47000" calcext:value-type="float">
            <text:p>447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8]*[.K98])/[.L98])/[.M98]" office:value-type="float" office:value="0.0000000000141433317513052" calcext:value-type="float">
            <text:p>1.41E-11</text:p>
          </table:table-cell>
          <table:table-cell table:style-name="ce7" table:formula="of:=[.N98]/0.000000001" office:value-type="float" office:value="0.0141433317513052" calcext:value-type="float">
            <text:p>0.014143</text:p>
          </table:table-cell>
          <table:table-cell table:number-columns-repeated="241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09 wt fitted (new eqn)</text:p>
          </table:table-cell>
          <table:table-cell table:style-name="ce1"/>
          <table:table-cell table:style-name="ce1" office:value-type="string" calcext:value-type="string">
            <text:p>08 WT fitted (new eqn)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4"/>
          <table:table-cell table:number-columns-repeated="243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2k</text:p>
          </table:table-cell>
          <table:table-cell office:value-type="float" office:value="0.001193" calcext:value-type="float">
            <text:p>0.001193</text:p>
          </table:table-cell>
          <table:table-cell office:value-type="string" calcext:value-type="string">
            <text:p>20k</text:p>
          </table:table-cell>
          <table:table-cell table:style-name="ce2" office:value-type="float" office:value="0.0005889" calcext:value-type="float">
            <text:p>0.0005889</text:p>
          </table:table-cell>
          <table:table-cell table:style-name="ce1" office:value-type="string" calcext:value-type="string">
            <text:p>24k</text:p>
          </table:table-cell>
          <table:table-cell table:style-name="ce2" office:value-type="float" office:value="0.001439" calcext:value-type="float">
            <text:p>0.001439</text:p>
          </table:table-cell>
          <table:table-cell table:style-name="ce2"/>
          <table:table-cell table:style-name="ce1"/>
          <table:table-cell table:style-name="ce2" table:number-columns-repeated="4"/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82k</text:p>
          </table:table-cell>
          <table:table-cell office:value-type="float" office:value="0.003513" calcext:value-type="float">
            <text:p>0.003513</text:p>
          </table:table-cell>
          <table:table-cell office:value-type="string" calcext:value-type="string">
            <text:p>46k</text:p>
          </table:table-cell>
          <table:table-cell table:style-name="ce2" office:value-type="float" office:value="0.002544" calcext:value-type="float">
            <text:p>0.002544</text:p>
          </table:table-cell>
          <table:table-cell table:style-name="ce1" office:value-type="string" calcext:value-type="string">
            <text:p>43k</text:p>
          </table:table-cell>
          <table:table-cell table:style-name="ce2" office:value-type="float" office:value="0.002422" calcext:value-type="float">
            <text:p>0.002422</text:p>
          </table:table-cell>
          <table:table-cell table:style-name="ce2"/>
          <table:table-cell table:style-name="ce2" office:value-type="float" office:value="0.0005913" calcext:value-type="float">
            <text:p>0.0005913</text:p>
          </table:table-cell>
          <table:table-cell table:style-name="ce2" office:value-type="float" office:value="0.002564" calcext:value-type="float">
            <text:p>0.002564</text:p>
          </table:table-cell>
          <table:table-cell table:style-name="ce2" office:value-type="float" office:value="0.006536" calcext:value-type="float">
            <text:p>0.006536</text:p>
          </table:table-cell>
          <table:table-cell table:style-name="ce2" office:value-type="float" office:value="0.01295" calcext:value-type="float">
            <text:p>0.01295</text:p>
          </table:table-cell>
          <table:table-cell table:style-name="ce2" office:value-type="float" office:value="0.05883" calcext:value-type="float">
            <text:p>0.05883</text:p>
          </table:table-cell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07k</text:p>
          </table:table-cell>
          <table:table-cell office:value-type="float" office:value="0.006083" calcext:value-type="float">
            <text:p>0.006083</text:p>
          </table:table-cell>
          <table:table-cell office:value-type="string" calcext:value-type="string">
            <text:p>187k</text:p>
          </table:table-cell>
          <table:table-cell table:style-name="ce2" office:value-type="float" office:value="0.00643" calcext:value-type="float">
            <text:p>0.00643</text:p>
          </table:table-cell>
          <table:table-cell table:style-name="ce1" office:value-type="string" calcext:value-type="string">
            <text:p>92k</text:p>
          </table:table-cell>
          <table:table-cell table:style-name="ce2" office:value-type="float" office:value="0.003392" calcext:value-type="float">
            <text:p>0.003392</text:p>
          </table:table-cell>
          <table:table-cell table:style-name="ce1"/>
          <table:table-cell table:number-columns-repeated="243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387k</text:p>
          </table:table-cell>
          <table:table-cell office:value-type="float" office:value="0.01968" calcext:value-type="float">
            <text:p>0.01968</text:p>
          </table:table-cell>
          <table:table-cell office:value-type="string" calcext:value-type="string">
            <text:p>256k</text:p>
          </table:table-cell>
          <table:table-cell table:style-name="ce2" office:value-type="float" office:value="0.01263" calcext:value-type="float">
            <text:p>0.01263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0.002718" calcext:value-type="float">
            <text:p>0.002718</text:p>
          </table:table-cell>
          <table:table-cell table:style-name="ce2" table:number-columns-repeated="6"/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502k</text:p>
          </table:table-cell>
          <table:table-cell office:value-type="float" office:value="0.03013" calcext:value-type="float">
            <text:p>0.03013</text:p>
          </table:table-cell>
          <table:table-cell office:value-type="string" calcext:value-type="string">
            <text:p>1200k</text:p>
          </table:table-cell>
          <table:table-cell table:style-name="ce2" office:value-type="float" office:value="0.05509" calcext:value-type="float">
            <text:p>0.05509</text:p>
          </table:table-cell>
          <table:table-cell table:style-name="ce1" office:value-type="string" calcext:value-type="string">
            <text:p>231k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600k</text:p>
          </table:table-cell>
          <table:table-cell office:value-type="float" office:value="0.0925" calcext:value-type="float">
            <text:p>0.0925</text:p>
          </table:table-cell>
          <table:table-cell/>
          <table:table-cell table:style-name="ce1"/>
          <table:table-cell table:style-name="ce2" office:value-type="string" calcext:value-type="string">
            <text:p>447k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4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ce4" office:value-type="float" office:value="0.001193" calcext:value-type="float">
            <text:p>0.001193</text:p>
          </table:table-cell>
          <table:table-cell table:style-name="ce6" office:value-type="float" office:value="0.003513" calcext:value-type="float">
            <text:p>0.003513</text:p>
          </table:table-cell>
          <table:table-cell table:style-name="ce6" office:value-type="float" office:value="0.006083" calcext:value-type="float">
            <text:p>0.006083</text:p>
          </table:table-cell>
          <table:table-cell table:style-name="ce6" office:value-type="float" office:value="0.01968" calcext:value-type="float">
            <text:p>0.01968</text:p>
          </table:table-cell>
          <table:table-cell table:style-name="ce6" office:value-type="float" office:value="0.03013" calcext:value-type="float">
            <text:p>0.03013</text:p>
          </table:table-cell>
          <table:table-cell table:style-name="ce6" office:value-type="float" office:value="0.0925" calcext:value-type="float">
            <text:p>0.0925</text:p>
          </table:table-cell>
          <table:table-cell table:number-columns-repeated="24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ce4" office:value-type="float" office:value="0.0005889" calcext:value-type="float">
            <text:p>0.0005889</text:p>
          </table:table-cell>
          <table:table-cell table:style-name="ce6" office:value-type="float" office:value="0.002544" calcext:value-type="float">
            <text:p>0.002544</text:p>
          </table:table-cell>
          <table:table-cell table:style-name="ce6" office:value-type="float" office:value="0.00643" calcext:value-type="float">
            <text:p>0.00643</text:p>
          </table:table-cell>
          <table:table-cell table:style-name="ce6" office:value-type="float" office:value="0.01263" calcext:value-type="float">
            <text:p>0.01263</text:p>
          </table:table-cell>
          <table:table-cell table:style-name="ce6" office:value-type="float" office:value="0.05509" calcext:value-type="float">
            <text:p>0.05509</text:p>
          </table:table-cell>
          <table:table-cell table:number-columns-repeated="243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A&gt;</text:p>
          </table:table-cell>
          <table:table-cell table:style-name="ce2" office:value-type="float" office:value="0.0005913" calcext:value-type="float">
            <text:p>0.0005913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B&gt;</text:p>
          </table:table-cell>
          <table:table-cell table:style-name="ce2" office:value-type="float" office:value="0.002564" calcext:value-type="float">
            <text:p>0.002564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C&gt;</text:p>
          </table:table-cell>
          <table:table-cell table:style-name="ce2" office:value-type="float" office:value="0.006536" calcext:value-type="float">
            <text:p>0.00653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D&gt;</text:p>
          </table:table-cell>
          <table:table-cell table:style-name="ce2" office:value-type="float" office:value="0.01295" calcext:value-type="float">
            <text:p>0.01295</text:p>
          </table:table-cell>
          <table:table-cell table:style-name="ce1"/>
          <table:table-cell table:style-name="ce1" office:value-type="string" calcext:value-type="string">
            <text:p>Version:1.0 StartHTML:00000097 EndHTML:00002438 StartFragment:00002045 EndFragment:00002392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E&gt;</text:p>
          </table:table-cell>
          <table:table-cell table:style-name="ce2" office:value-type="float" office:value="0.05883" calcext:value-type="float">
            <text:p>0.05883</text:p>
          </table:table-cell>
          <table:table-cell table:style-name="ce1"/>
          <table:table-cell table:style-name="ce2" office:value-type="float" office:value="3.914" calcext:value-type="float">
            <text:p>3.914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F&gt;</text:p>
          </table:table-cell>
          <table:table-cell table:style-name="ce2" office:value-type="float" office:value="0.001439" calcext:value-type="float">
            <text:p>0.001439</text:p>
          </table:table-cell>
          <table:table-cell table:style-name="ce1"/>
          <table:table-cell table:style-name="ce2" office:value-type="float" office:value="313.9" calcext:value-type="float">
            <text:p>313.9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G&gt;</text:p>
          </table:table-cell>
          <table:table-cell table:style-name="ce2" office:value-type="float" office:value="0.002422" calcext:value-type="float">
            <text:p>0.002422</text:p>
          </table:table-cell>
          <table:table-cell table:style-name="ce1"/>
          <table:table-cell table:style-name="ce2" office:value-type="float" office:value="2.951" calcext:value-type="float">
            <text:p>2.951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H&gt;</text:p>
          </table:table-cell>
          <table:table-cell table:style-name="ce2" office:value-type="float" office:value="0.003392" calcext:value-type="float">
            <text:p>0.003392</text:p>
          </table:table-cell>
          <table:table-cell table:style-name="ce1"/>
          <table:table-cell table:style-name="ce2" office:value-type="float" office:value="0.1136" calcext:value-type="float">
            <text:p>0.1136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I&gt;</text:p>
          </table:table-cell>
          <table:table-cell table:style-name="ce2" office:value-type="float" office:value="0.002718" calcext:value-type="float">
            <text:p>0.002718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J&gt;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K&gt;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L&gt;</text:p>
          </table:table-cell>
          <table:table-cell table:style-name="ce2" office:value-type="float" office:value="0.001439" calcext:value-type="float">
            <text:p>0.001439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M&gt;</text:p>
          </table:table-cell>
          <table:table-cell table:style-name="ce2" office:value-type="float" office:value="0.002422" calcext:value-type="float">
            <text:p>0.002422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N&gt;</text:p>
          </table:table-cell>
          <table:table-cell table:style-name="ce2" office:value-type="float" office:value="0.003392" calcext:value-type="float">
            <text:p>0.003392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O&gt;</text:p>
          </table:table-cell>
          <table:table-cell table:style-name="ce2" office:value-type="float" office:value="0.002718" calcext:value-type="float">
            <text:p>0.002718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P&gt;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Q&gt;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6"/>
        </table:table-row>
      </table:table>
      <table:table table:name="Sheet4" table:style-name="ta2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" table:default-cell-style-name="ce1"/>
        <table:table-column table:style-name="co1" table:number-columns-repeated="246" table:default-cell-style-name="Default"/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2">
          <table:table-cell table:number-columns-repeated="2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ML</text:p>
          </table:table-cell>
          <table:table-cell table:style-name="ce1" office:value-type="string" calcext:value-type="string">
            <text:p>MMLL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9783287" calcext:value-type="float">
            <text:p>0.009783287</text:p>
          </table:table-cell>
          <table:table-cell office:value-type="float" office:value="0.00321216" calcext:value-type="float">
            <text:p>0.00321216</text:p>
          </table:table-cell>
          <table:table-cell office:value-type="float" office:value="0.003238811" calcext:value-type="float">
            <text:p>0.003238811</text:p>
          </table:table-cell>
          <table:table-cell office:value-type="float" office:value="0.0001229993" calcext:value-type="float">
            <text:p>0.0001229993</text:p>
          </table:table-cell>
          <table:table-cell office:value-type="float" office:value="0.00009350602" calcext:value-type="float">
            <text:p>0.000093506</text:p>
          </table:table-cell>
          <table:table-cell table:style-name="ce8" office:value-type="float" office:value="0.0000001039208" calcext:value-type="float">
            <text:p>1.04E-07</text:p>
          </table:table-cell>
          <table:table-cell/>
          <table:table-cell table:style-name="ce5" table:formula="of:=([.F3]+[.G3]+(2*[.H3]))/0.01" office:value-type="float" office:value="0.02167131616" calcext:value-type="float">
            <text:p>2.17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957721" calcext:value-type="float">
            <text:p>0.01957721</text:p>
          </table:table-cell>
          <table:table-cell office:value-type="float" office:value="0.003153534" calcext:value-type="float">
            <text:p>0.003153534</text:p>
          </table:table-cell>
          <table:table-cell office:value-type="float" office:value="0.003121666" calcext:value-type="float">
            <text:p>0.003121666</text:p>
          </table:table-cell>
          <table:table-cell office:value-type="float" office:value="0.0002416402" calcext:value-type="float">
            <text:p>0.0002416402</text:p>
          </table:table-cell>
          <table:table-cell office:value-type="float" office:value="0.000180346" calcext:value-type="float">
            <text:p>0.000180346</text:p>
          </table:table-cell>
          <table:table-cell table:style-name="ce8" office:value-type="float" office:value="0.0000004010843" calcext:value-type="float">
            <text:p>4.01E-07</text:p>
          </table:table-cell>
          <table:table-cell/>
          <table:table-cell table:style-name="ce5" table:formula="of:=([.F4]+[.G4]+(2*[.H4]))/0.01" office:value-type="float" office:value="0.04227883686" calcext:value-type="float">
            <text:p>4.23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938099" calcext:value-type="float">
            <text:p>0.02938099</text:p>
          </table:table-cell>
          <table:table-cell office:value-type="float" office:value="0.003097289" calcext:value-type="float">
            <text:p>0.003097289</text:p>
          </table:table-cell>
          <table:table-cell office:value-type="float" office:value="0.003011304" calcext:value-type="float">
            <text:p>0.003011304</text:p>
          </table:table-cell>
          <table:table-cell office:value-type="float" office:value="0.0003561795" calcext:value-type="float">
            <text:p>0.0003561795</text:p>
          </table:table-cell>
          <table:table-cell office:value-type="float" office:value="0.00026109" calcext:value-type="float">
            <text:p>0.00026109</text:p>
          </table:table-cell>
          <table:table-cell table:style-name="ce8" office:value-type="float" office:value="0.000000871435" calcext:value-type="float">
            <text:p>8.71E-07</text:p>
          </table:table-cell>
          <table:table-cell/>
          <table:table-cell table:style-name="ce5" table:formula="of:=([.F5]+[.G5]+(2*[.H5]))/0.01" office:value-type="float" office:value="0.061901237" calcext:value-type="float">
            <text:p>6.19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901531" calcext:value-type="float">
            <text:p>0.04901531</text:p>
          </table:table-cell>
          <table:table-cell office:value-type="float" office:value="0.002991354" calcext:value-type="float">
            <text:p>0.002991354</text:p>
          </table:table-cell>
          <table:table-cell office:value-type="float" office:value="0.002808839" calcext:value-type="float">
            <text:p>0.002808839</text:p>
          </table:table-cell>
          <table:table-cell office:value-type="float" office:value="0.0005738791" calcext:value-type="float">
            <text:p>0.0005738791</text:p>
          </table:table-cell>
          <table:table-cell office:value-type="float" office:value="0.0004062823" calcext:value-type="float">
            <text:p>0.0004062823</text:p>
          </table:table-cell>
          <table:table-cell office:value-type="float" office:value="0.000002262236" calcext:value-type="float">
            <text:p>2.262236E-06</text:p>
          </table:table-cell>
          <table:table-cell/>
          <table:table-cell table:formula="of:=([.F6]+[.G6]+(2*[.H6]))/0.01" office:value-type="float" office:value="0.0984685872" calcext:value-type="float">
            <text:p>0.098468587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7852492" calcext:value-type="float">
            <text:p>0.07852492</text:p>
          </table:table-cell>
          <table:table-cell office:value-type="float" office:value="0.002846953" calcext:value-type="float">
            <text:p>0.002846953</text:p>
          </table:table-cell>
          <table:table-cell office:value-type="float" office:value="0.002544203" calcext:value-type="float">
            <text:p>0.002544203</text:p>
          </table:table-cell>
          <table:table-cell office:value-type="float" office:value="0.0008750011" calcext:value-type="float">
            <text:p>0.0008750011</text:p>
          </table:table-cell>
          <table:table-cell office:value-type="float" office:value="0.0005895607" calcext:value-type="float">
            <text:p>0.0005895607</text:p>
          </table:table-cell>
          <table:table-cell office:value-type="float" office:value="0.000005259135" calcext:value-type="float">
            <text:p>5.259135E-06</text:p>
          </table:table-cell>
          <table:table-cell/>
          <table:table-cell table:formula="of:=([.F7]+[.G7]+(2*[.H7]))/0.01" office:value-type="float" office:value="0.147508007" calcext:value-type="float">
            <text:p>0.14750800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9823103" calcext:value-type="float">
            <text:p>0.09823103</text:p>
          </table:table-cell>
          <table:table-cell office:value-type="float" office:value="0.002759104" calcext:value-type="float">
            <text:p>0.002759104</text:p>
          </table:table-cell>
          <table:table-cell office:value-type="float" office:value="0.002389613" calcext:value-type="float">
            <text:p>0.002389613</text:p>
          </table:table-cell>
          <table:table-cell office:value-type="float" office:value="0.00106081" calcext:value-type="float">
            <text:p>0.00106081</text:p>
          </table:table-cell>
          <table:table-cell office:value-type="float" office:value="0.0006927004" calcext:value-type="float">
            <text:p>0.0006927004</text:p>
          </table:table-cell>
          <table:table-cell office:value-type="float" office:value="0.000007729875" calcext:value-type="float">
            <text:p>7.729875E-06</text:p>
          </table:table-cell>
          <table:table-cell/>
          <table:table-cell table:formula="of:=([.F8]+[.G8]+(2*[.H8]))/0.01" office:value-type="float" office:value="0.176897015" calcext:value-type="float">
            <text:p>0.17689701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970549" calcext:value-type="float">
            <text:p>0.1970549</text:p>
          </table:table-cell>
          <table:table-cell office:value-type="float" office:value="0.002397404" calcext:value-type="float">
            <text:p>0.002397404</text:p>
          </table:table-cell>
          <table:table-cell office:value-type="float" office:value="0.001804155" calcext:value-type="float">
            <text:p>0.001804155</text:p>
          </table:table-cell>
          <table:table-cell office:value-type="float" office:value="0.001849052" calcext:value-type="float">
            <text:p>0.001849052</text:p>
          </table:table-cell>
          <table:table-cell office:value-type="float" office:value="0.001049132" calcext:value-type="float">
            <text:p>0.001049132</text:p>
          </table:table-cell>
          <table:table-cell office:value-type="float" office:value="0.00002348527" calcext:value-type="float">
            <text:p>2.348527E-05</text:p>
          </table:table-cell>
          <table:table-cell/>
          <table:table-cell table:formula="of:=([.F9]+[.G9]+(2*[.H9]))/0.01" office:value-type="float" office:value="0.294515454" calcext:value-type="float">
            <text:p>0.2945154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96209" calcext:value-type="float">
            <text:p>0.296209</text:p>
          </table:table-cell>
          <table:table-cell office:value-type="float" office:value="0.002127076" calcext:value-type="float">
            <text:p>0.002127076</text:p>
          </table:table-cell>
          <table:table-cell office:value-type="float" office:value="0.001420226" calcext:value-type="float">
            <text:p>0.001420226</text:p>
          </table:table-cell>
          <table:table-cell office:value-type="float" office:value="0.002466051" calcext:value-type="float">
            <text:p>0.002466051</text:p>
          </table:table-cell>
          <table:table-cell office:value-type="float" office:value="0.001241437" calcext:value-type="float">
            <text:p>0.001241437</text:p>
          </table:table-cell>
          <table:table-cell office:value-type="float" office:value="0.00004177354" calcext:value-type="float">
            <text:p>4.177354E-05</text:p>
          </table:table-cell>
          <table:table-cell/>
          <table:table-cell table:formula="of:=([.F10]+[.G10]+(2*[.H10]))/0.01" office:value-type="float" office:value="0.379103508" calcext:value-type="float">
            <text:p>0.3791035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9506" calcext:value-type="float">
            <text:p>0.49506</text:p>
          </table:table-cell>
          <table:table-cell office:value-type="float" office:value="0.001746439" calcext:value-type="float">
            <text:p>0.001746439</text:p>
          </table:table-cell>
          <table:table-cell office:value-type="float" office:value="0.0009574105" calcext:value-type="float">
            <text:p>0.0009574105</text:p>
          </table:table-cell>
          <table:table-cell office:value-type="float" office:value="0.003384013" calcext:value-type="float">
            <text:p>0.003384013</text:p>
          </table:table-cell>
          <table:table-cell office:value-type="float" office:value="0.001398702" calcext:value-type="float">
            <text:p>0.001398702</text:p>
          </table:table-cell>
          <table:table-cell office:value-type="float" office:value="0.00007866134" calcext:value-type="float">
            <text:p>7.866134E-05</text:p>
          </table:table-cell>
          <table:table-cell/>
          <table:table-cell table:formula="of:=([.F11]+[.G11]+(2*[.H11]))/0.01" office:value-type="float" office:value="0.494003768" calcext:value-type="float">
            <text:p>0.49400376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7940142" calcext:value-type="float">
            <text:p>0.7940142</text:p>
          </table:table-cell>
          <table:table-cell office:value-type="float" office:value="0.001387934" calcext:value-type="float">
            <text:p>0.001387934</text:p>
          </table:table-cell>
          <table:table-cell office:value-type="float" office:value="0.0006046844" calcext:value-type="float">
            <text:p>0.0006046844</text:p>
          </table:table-cell>
          <table:table-cell office:value-type="float" office:value="0.004313381" calcext:value-type="float">
            <text:p>0.004313381</text:p>
          </table:table-cell>
          <table:table-cell office:value-type="float" office:value="0.001416858" calcext:value-type="float">
            <text:p>0.001416858</text:p>
          </table:table-cell>
          <table:table-cell office:value-type="float" office:value="0.0001278006" calcext:value-type="float">
            <text:p>0.0001278006</text:p>
          </table:table-cell>
          <table:table-cell/>
          <table:table-cell table:formula="of:=([.F12]+[.G12]+(2*[.H12]))/0.01" office:value-type="float" office:value="0.59858402" calcext:value-type="float">
            <text:p>0.598584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9935462" calcext:value-type="float">
            <text:p>0.9935462</text:p>
          </table:table-cell>
          <table:table-cell office:value-type="float" office:value="0.001224587" calcext:value-type="float">
            <text:p>0.001224587</text:p>
          </table:table-cell>
          <table:table-cell office:value-type="float" office:value="0.0004707285" calcext:value-type="float">
            <text:p>0.0004707285</text:p>
          </table:table-cell>
          <table:table-cell office:value-type="float" office:value="0.0047621" calcext:value-type="float">
            <text:p>0.0047621</text:p>
          </table:table-cell>
          <table:table-cell office:value-type="float" office:value="0.001380155" calcext:value-type="float">
            <text:p>0.001380155</text:p>
          </table:table-cell>
          <table:table-cell office:value-type="float" office:value="0.0001557737" calcext:value-type="float">
            <text:p>0.0001557737</text:p>
          </table:table-cell>
          <table:table-cell/>
          <table:table-cell table:formula="of:=([.F13]+[.G13]+(2*[.H13]))/0.01" office:value-type="float" office:value="0.64538024" calcext:value-type="float">
            <text:p>0.6453802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992285" calcext:value-type="float">
            <text:p>1.992285</text:p>
          </table:table-cell>
          <table:table-cell office:value-type="float" office:value="0.0007801149" calcext:value-type="float">
            <text:p>0.0007801149</text:p>
          </table:table-cell>
          <table:table-cell office:value-type="float" office:value="0.000191033" calcext:value-type="float">
            <text:p>0.000191033</text:p>
          </table:table-cell>
          <table:table-cell office:value-type="float" office:value="0.006083183" calcext:value-type="float">
            <text:p>0.006083183</text:p>
          </table:table-cell>
          <table:table-cell office:value-type="float" office:value="0.001123128" calcext:value-type="float">
            <text:p>0.001123128</text:p>
          </table:table-cell>
          <table:table-cell office:value-type="float" office:value="0.0002541903" calcext:value-type="float">
            <text:p>0.0002541903</text:p>
          </table:table-cell>
          <table:table-cell/>
          <table:table-cell table:formula="of:=([.F14]+[.G14]+(2*[.H14]))/0.01" office:value-type="float" office:value="0.77146916" calcext:value-type="float">
            <text:p>0.7714691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991705" calcext:value-type="float">
            <text:p>2.991705</text:p>
          </table:table-cell>
          <table:table-cell office:value-type="float" office:value="0.0005763263" calcext:value-type="float">
            <text:p>0.0005763263</text:p>
          </table:table-cell>
          <table:table-cell office:value-type="float" office:value="0.0001042625" calcext:value-type="float">
            <text:p>0.0001042625</text:p>
          </table:table-cell>
          <table:table-cell office:value-type="float" office:value="0.006748513" calcext:value-type="float">
            <text:p>0.006748513</text:p>
          </table:table-cell>
          <table:table-cell office:value-type="float" office:value="0.0009204841" calcext:value-type="float">
            <text:p>0.0009204841</text:p>
          </table:table-cell>
          <table:table-cell office:value-type="float" office:value="0.0003128336" calcext:value-type="float">
            <text:p>0.0003128336</text:p>
          </table:table-cell>
          <table:table-cell/>
          <table:table-cell table:formula="of:=([.F15]+[.G15]+(2*[.H15]))/0.01" office:value-type="float" office:value="0.82946643" calcext:value-type="float">
            <text:p>0.82946643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99114" calcext:value-type="float">
            <text:p>4.99114</text:p>
          </table:table-cell>
          <table:table-cell office:value-type="float" office:value="0.0003804252" calcext:value-type="float">
            <text:p>0.0003804252</text:p>
          </table:table-cell>
          <table:table-cell office:value-type="float" office:value="0.00004542865" calcext:value-type="float">
            <text:p>4.542865E-05</text:p>
          </table:table-cell>
          <table:table-cell office:value-type="float" office:value="0.007431729" calcext:value-type="float">
            <text:p>0.007431729</text:p>
          </table:table-cell>
          <table:table-cell office:value-type="float" office:value="0.000669112" calcext:value-type="float">
            <text:p>0.000669112</text:p>
          </table:table-cell>
          <table:table-cell office:value-type="float" office:value="0.0003793822" calcext:value-type="float">
            <text:p>0.0003793822</text:p>
          </table:table-cell>
          <table:table-cell/>
          <table:table-cell table:formula="of:=([.F16]+[.G16]+(2*[.H16]))/0.01" office:value-type="float" office:value="0.88596054" calcext:value-type="float">
            <text:p>0.885960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990766" calcext:value-type="float">
            <text:p>7.990766</text:p>
          </table:table-cell>
          <table:table-cell office:value-type="float" office:value="0.0002527069" calcext:value-type="float">
            <text:p>0.0002527069</text:p>
          </table:table-cell>
          <table:table-cell office:value-type="float" office:value="0.0000200459" calcext:value-type="float">
            <text:p>2.00459E-05</text:p>
          </table:table-cell>
          <table:table-cell office:value-type="float" office:value="0.007903624" calcext:value-type="float">
            <text:p>0.007903624</text:p>
          </table:table-cell>
          <table:table-cell office:value-type="float" office:value="0.0004726972" calcext:value-type="float">
            <text:p>0.0004726972</text:p>
          </table:table-cell>
          <table:table-cell office:value-type="float" office:value="0.0004290914" calcext:value-type="float">
            <text:p>0.0004290914</text:p>
          </table:table-cell>
          <table:table-cell/>
          <table:table-cell table:formula="of:=([.F17]+[.G17]+(2*[.H17]))/0.01" office:value-type="float" office:value="0.9234504" calcext:value-type="float">
            <text:p>0.923450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990628" calcext:value-type="float">
            <text:p>9.990628</text:p>
          </table:table-cell>
          <table:table-cell office:value-type="float" office:value="0.000206621" calcext:value-type="float">
            <text:p>0.000206621</text:p>
          </table:table-cell>
          <table:table-cell office:value-type="float" office:value="0.0000134011" calcext:value-type="float">
            <text:p>1.34011E-05</text:p>
          </table:table-cell>
          <table:table-cell office:value-type="float" office:value="0.008079569" calcext:value-type="float">
            <text:p>0.008079569</text:p>
          </table:table-cell>
          <table:table-cell office:value-type="float" office:value="0.0003950958" calcext:value-type="float">
            <text:p>0.0003950958</text:p>
          </table:table-cell>
          <table:table-cell office:value-type="float" office:value="0.0004484082" calcext:value-type="float">
            <text:p>0.0004484082</text:p>
          </table:table-cell>
          <table:table-cell/>
          <table:table-cell table:formula="of:=([.F18]+[.G18]+(2*[.H18]))/0.01" office:value-type="float" office:value="0.93714812" calcext:value-type="float">
            <text:p>0.93714812</text:p>
          </table:table-cell>
          <table:table-cell table:number-columns-repeated="246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8528547" calcext:value-type="float">
            <text:p>0.008528547</text:p>
          </table:table-cell>
          <table:table-cell office:value-type="float" office:value="0.01168787" calcext:value-type="float">
            <text:p>0.01168787</text:p>
          </table:table-cell>
          <table:table-cell office:value-type="float" office:value="0.04288073" calcext:value-type="float">
            <text:p>0.04288073</text:p>
          </table:table-cell>
          <table:table-cell office:value-type="float" office:value="0.0003901498" calcext:value-type="float">
            <text:p>0.0003901498</text:p>
          </table:table-cell>
          <table:table-cell office:value-type="float" office:value="0.001079211" calcext:value-type="float">
            <text:p>0.001079211</text:p>
          </table:table-cell>
          <table:table-cell office:value-type="float" office:value="0.000001045586" calcext:value-type="float">
            <text:p>1.045586E-06</text:p>
          </table:table-cell>
          <table:table-cell/>
          <table:table-cell table:formula="of:=([.F21]+[.G21]+(2*[.H21]))/0.1" office:value-type="float" office:value="0.01471451972" calcext:value-type="float">
            <text:p>0.014714519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711192" calcext:value-type="float">
            <text:p>0.01711192</text:p>
          </table:table-cell>
          <table:table-cell office:value-type="float" office:value="0.01153091" calcext:value-type="float">
            <text:p>0.01153091</text:p>
          </table:table-cell>
          <table:table-cell office:value-type="float" office:value="0.04173671" calcext:value-type="float">
            <text:p>0.04173671</text:p>
          </table:table-cell>
          <table:table-cell office:value-type="float" office:value="0.0007722947" calcext:value-type="float">
            <text:p>0.0007722947</text:p>
          </table:table-cell>
          <table:table-cell office:value-type="float" office:value="0.00210759" calcext:value-type="float">
            <text:p>0.00210759</text:p>
          </table:table-cell>
          <table:table-cell office:value-type="float" office:value="0.000004096975" calcext:value-type="float">
            <text:p>0.000004097</text:p>
          </table:table-cell>
          <table:table-cell/>
          <table:table-cell table:formula="of:=([.F22]+[.G22]+(2*[.H22]))/0.1" office:value-type="float" office:value="0.0288807865" calcext:value-type="float">
            <text:p>0.028880786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574738" calcext:value-type="float">
            <text:p>0.02574738</text:p>
          </table:table-cell>
          <table:table-cell office:value-type="float" office:value="0.01137847" calcext:value-type="float">
            <text:p>0.01137847</text:p>
          </table:table-cell>
          <table:table-cell office:value-type="float" office:value="0.04064051" calcext:value-type="float">
            <text:p>0.04064051</text:p>
          </table:table-cell>
          <table:table-cell office:value-type="float" office:value="0.001146668" calcext:value-type="float">
            <text:p>0.001146668</text:p>
          </table:table-cell>
          <table:table-cell office:value-type="float" office:value="0.003087887" calcext:value-type="float">
            <text:p>0.003087887</text:p>
          </table:table-cell>
          <table:table-cell office:value-type="float" office:value="0.000009031769" calcext:value-type="float">
            <text:p>9.031769E-06</text:p>
          </table:table-cell>
          <table:table-cell/>
          <table:table-cell table:formula="of:=([.F23]+[.G23]+(2*[.H23]))/0.1" office:value-type="float" office:value="0.04252618538" calcext:value-type="float">
            <text:p>0.04252618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316434" calcext:value-type="float">
            <text:p>0.04316434</text:p>
          </table:table-cell>
          <table:table-cell office:value-type="float" office:value="0.01108651" calcext:value-type="float">
            <text:p>0.01108651</text:p>
          </table:table-cell>
          <table:table-cell office:value-type="float" office:value="0.03858168" calcext:value-type="float">
            <text:p>0.03858168</text:p>
          </table:table-cell>
          <table:table-cell office:value-type="float" office:value="0.001873013" calcext:value-type="float">
            <text:p>0.001873013</text:p>
          </table:table-cell>
          <table:table-cell office:value-type="float" office:value="0.004914456" calcext:value-type="float">
            <text:p>0.004914456</text:p>
          </table:table-cell>
          <table:table-cell office:value-type="float" office:value="0.00002409788" calcext:value-type="float">
            <text:p>2.409788E-05</text:p>
          </table:table-cell>
          <table:table-cell/>
          <table:table-cell table:formula="of:=([.F24]+[.G24]+(2*[.H24]))/0.1" office:value-type="float" office:value="0.0683566476" calcext:value-type="float">
            <text:p>0.068356647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6962006" calcext:value-type="float">
            <text:p>0.06962006</text:p>
          </table:table-cell>
          <table:table-cell office:value-type="float" office:value="0.01067847" calcext:value-type="float">
            <text:p>0.01067847</text:p>
          </table:table-cell>
          <table:table-cell office:value-type="float" office:value="0.03579389" calcext:value-type="float">
            <text:p>0.03579389</text:p>
          </table:table-cell>
          <table:table-cell office:value-type="float" office:value="0.002909806" calcext:value-type="float">
            <text:p>0.002909806</text:p>
          </table:table-cell>
          <table:table-cell office:value-type="float" office:value="0.007353813" calcext:value-type="float">
            <text:p>0.007353813</text:p>
          </table:table-cell>
          <table:table-cell office:value-type="float" office:value="0.00005816012" calcext:value-type="float">
            <text:p>5.816012E-05</text:p>
          </table:table-cell>
          <table:table-cell/>
          <table:table-cell table:formula="of:=([.F25]+[.G25]+(2*[.H25]))/0.1" office:value-type="float" office:value="0.1037993924" calcext:value-type="float">
            <text:p>0.103799392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8745324" calcext:value-type="float">
            <text:p>0.08745324</text:p>
          </table:table-cell>
          <table:table-cell office:value-type="float" office:value="0.01042464" calcext:value-type="float">
            <text:p>0.01042464</text:p>
          </table:table-cell>
          <table:table-cell office:value-type="float" office:value="0.03411251" calcext:value-type="float">
            <text:p>0.03411251</text:p>
          </table:table-cell>
          <table:table-cell office:value-type="float" office:value="0.003568272" calcext:value-type="float">
            <text:p>0.003568272</text:p>
          </table:table-cell>
          <table:table-cell office:value-type="float" office:value="0.00880357" calcext:value-type="float">
            <text:p>0.00880357</text:p>
          </table:table-cell>
          <table:table-cell office:value-type="float" office:value="0.00008746071" calcext:value-type="float">
            <text:p>8.746071E-05</text:p>
          </table:table-cell>
          <table:table-cell/>
          <table:table-cell table:formula="of:=([.F26]+[.G26]+(2*[.H26]))/0.1" office:value-type="float" office:value="0.1254676342" calcext:value-type="float">
            <text:p>0.125467634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7848" calcext:value-type="float">
            <text:p>0.17848</text:p>
          </table:table-cell>
          <table:table-cell office:value-type="float" office:value="0.009336895" calcext:value-type="float">
            <text:p>0.009336895</text:p>
          </table:table-cell>
          <table:table-cell office:value-type="float" office:value="0.02736506" calcext:value-type="float">
            <text:p>0.02736506</text:p>
          </table:table-cell>
          <table:table-cell office:value-type="float" office:value="0.006522483" calcext:value-type="float">
            <text:p>0.006522483</text:p>
          </table:table-cell>
          <table:table-cell office:value-type="float" office:value="0.01441303" calcext:value-type="float">
            <text:p>0.01441303</text:p>
          </table:table-cell>
          <table:table-cell office:value-type="float" office:value="0.0002922289" calcext:value-type="float">
            <text:p>0.0002922289</text:p>
          </table:table-cell>
          <table:table-cell/>
          <table:table-cell table:formula="of:=([.F27]+[.G27]+(2*[.H27]))/0.1" office:value-type="float" office:value="0.215199708" calcext:value-type="float">
            <text:p>0.2151997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717521" calcext:value-type="float">
            <text:p>0.2717521</text:p>
          </table:table-cell>
          <table:table-cell office:value-type="float" office:value="0.008481556" calcext:value-type="float">
            <text:p>0.008481556</text:p>
          </table:table-cell>
          <table:table-cell office:value-type="float" office:value="0.02258096" calcext:value-type="float">
            <text:p>0.02258096</text:p>
          </table:table-cell>
          <table:table-cell office:value-type="float" office:value="0.009021302" calcext:value-type="float">
            <text:p>0.009021302</text:p>
          </table:table-cell>
          <table:table-cell office:value-type="float" office:value="0.01810858" calcext:value-type="float">
            <text:p>0.01810858</text:p>
          </table:table-cell>
          <table:table-cell office:value-type="float" office:value="0.0005590306" calcext:value-type="float">
            <text:p>0.0005590306</text:p>
          </table:table-cell>
          <table:table-cell/>
          <table:table-cell table:formula="of:=([.F28]+[.G28]+(2*[.H28]))/0.1" office:value-type="float" office:value="0.282479432" calcext:value-type="float">
            <text:p>0.28247943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622696" calcext:value-type="float">
            <text:p>0.4622696</text:p>
          </table:table-cell>
          <table:table-cell office:value-type="float" office:value="0.007220095" calcext:value-type="float">
            <text:p>0.007220095</text:p>
          </table:table-cell>
          <table:table-cell office:value-type="float" office:value="0.01636353" calcext:value-type="float">
            <text:p>0.01636353</text:p>
          </table:table-cell>
          <table:table-cell office:value-type="float" office:value="0.01306349" calcext:value-type="float">
            <text:p>0.01306349</text:p>
          </table:table-cell>
          <table:table-cell office:value-type="float" office:value="0.02232244" calcext:value-type="float">
            <text:p>0.02232244</text:p>
          </table:table-cell>
          <table:table-cell office:value-type="float" office:value="0.001172237" calcext:value-type="float">
            <text:p>0.001172237</text:p>
          </table:table-cell>
          <table:table-cell/>
          <table:table-cell table:formula="of:=([.F29]+[.G29]+(2*[.H29]))/0.1" office:value-type="float" office:value="0.37730404" calcext:value-type="float">
            <text:p>0.3773040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7532486" calcext:value-type="float">
            <text:p>0.7532486</text:p>
          </table:table-cell>
          <table:table-cell office:value-type="float" office:value="0.005972069" calcext:value-type="float">
            <text:p>0.005972069</text:p>
          </table:table-cell>
          <table:table-cell office:value-type="float" office:value="0.01119543" calcext:value-type="float">
            <text:p>0.01119543</text:p>
          </table:table-cell>
          <table:table-cell office:value-type="float" office:value="0.01760694" calcext:value-type="float">
            <text:p>0.01760694</text:p>
          </table:table-cell>
          <table:table-cell office:value-type="float" office:value="0.02488562" calcext:value-type="float">
            <text:p>0.02488562</text:p>
          </table:table-cell>
          <table:table-cell office:value-type="float" office:value="0.002129439" calcext:value-type="float">
            <text:p>0.002129439</text:p>
          </table:table-cell>
          <table:table-cell/>
          <table:table-cell table:formula="of:=([.F30]+[.G30]+(2*[.H30]))/0.1" office:value-type="float" office:value="0.46751438" calcext:value-type="float">
            <text:p>0.4675143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9490429" calcext:value-type="float">
            <text:p>0.9490429</text:p>
          </table:table-cell>
          <table:table-cell office:value-type="float" office:value="0.005382676" calcext:value-type="float">
            <text:p>0.005382676</text:p>
          </table:table-cell>
          <table:table-cell office:value-type="float" office:value="0.009094687" calcext:value-type="float">
            <text:p>0.009094687</text:p>
          </table:table-cell>
          <table:table-cell office:value-type="float" office:value="0.01999424" calcext:value-type="float">
            <text:p>0.01999424</text:p>
          </table:table-cell>
          <table:table-cell office:value-type="float" office:value="0.02547081" calcext:value-type="float">
            <text:p>0.02547081</text:p>
          </table:table-cell>
          <table:table-cell office:value-type="float" office:value="0.002746041" calcext:value-type="float">
            <text:p>0.002746041</text:p>
          </table:table-cell>
          <table:table-cell/>
          <table:table-cell table:formula="of:=([.F31]+[.G31]+(2*[.H31]))/0.1" office:value-type="float" office:value="0.50957132" calcext:value-type="float">
            <text:p>0.5095713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936743" calcext:value-type="float">
            <text:p>1.936743</text:p>
          </table:table-cell>
          <table:table-cell office:value-type="float" office:value="0.003694072" calcext:value-type="float">
            <text:p>0.003694072</text:p>
          </table:table-cell>
          <table:table-cell office:value-type="float" office:value="0.004283533" calcext:value-type="float">
            <text:p>0.004283533</text:p>
          </table:table-cell>
          <table:table-cell office:value-type="float" office:value="0.02800259" calcext:value-type="float">
            <text:p>0.02800259</text:p>
          </table:table-cell>
          <table:table-cell office:value-type="float" office:value="0.0244818" calcext:value-type="float">
            <text:p>0.0244818</text:p>
          </table:table-cell>
          <table:table-cell office:value-type="float" office:value="0.005386338" calcext:value-type="float">
            <text:p>0.005386338</text:p>
          </table:table-cell>
          <table:table-cell/>
          <table:table-cell table:formula="of:=([.F32]+[.G32]+(2*[.H32]))/0.1" office:value-type="float" office:value="0.63257066" calcext:value-type="float">
            <text:p>0.6325706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930204" calcext:value-type="float">
            <text:p>2.930204</text:p>
          </table:table-cell>
          <table:table-cell office:value-type="float" office:value="0.002860338" calcext:value-type="float">
            <text:p>0.002860338</text:p>
          </table:table-cell>
          <table:table-cell office:value-type="float" office:value="0.002568184" calcext:value-type="float">
            <text:p>0.002568184</text:p>
          </table:table-cell>
          <table:table-cell office:value-type="float" office:value="0.0328047" calcext:value-type="float">
            <text:p>0.0328047</text:p>
          </table:table-cell>
          <table:table-cell office:value-type="float" office:value="0.02220717" calcext:value-type="float">
            <text:p>0.02220717</text:p>
          </table:table-cell>
          <table:table-cell office:value-type="float" office:value="0.007392126" calcext:value-type="float">
            <text:p>0.007392126</text:p>
          </table:table-cell>
          <table:table-cell/>
          <table:table-cell table:formula="of:=([.F33]+[.G33]+(2*[.H33]))/0.1" office:value-type="float" office:value="0.69796122" calcext:value-type="float">
            <text:p>0.6979612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922771" calcext:value-type="float">
            <text:p>4.922771</text:p>
          </table:table-cell>
          <table:table-cell office:value-type="float" office:value="0.002000904" calcext:value-type="float">
            <text:p>0.002000904</text:p>
          </table:table-cell>
          <table:table-cell office:value-type="float" office:value="0.001256736" calcext:value-type="float">
            <text:p>0.001256736</text:p>
          </table:table-cell>
          <table:table-cell office:value-type="float" office:value="0.03855288" calcext:value-type="float">
            <text:p>0.03855288</text:p>
          </table:table-cell>
          <table:table-cell office:value-type="float" office:value="0.01825672" calcext:value-type="float">
            <text:p>0.01825672</text:p>
          </table:table-cell>
          <table:table-cell office:value-type="float" office:value="0.01020965" calcext:value-type="float">
            <text:p>0.01020965</text:p>
          </table:table-cell>
          <table:table-cell/>
          <table:table-cell table:formula="of:=([.F34]+[.G34]+(2*[.H34]))/0.1" office:value-type="float" office:value="0.772289" calcext:value-type="float">
            <text:p>0.77228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916876" calcext:value-type="float">
            <text:p>7.916876</text:p>
          </table:table-cell>
          <table:table-cell office:value-type="float" office:value="0.001394501" calcext:value-type="float">
            <text:p>0.001394501</text:p>
          </table:table-cell>
          <table:table-cell office:value-type="float" office:value="0.0006104204" calcext:value-type="float">
            <text:p>0.0006104204</text:p>
          </table:table-cell>
          <table:table-cell office:value-type="float" office:value="0.04321092" calcext:value-type="float">
            <text:p>0.04321092</text:p>
          </table:table-cell>
          <table:table-cell office:value-type="float" office:value="0.01426107" calcext:value-type="float">
            <text:p>0.01426107</text:p>
          </table:table-cell>
          <table:table-cell office:value-type="float" office:value="0.0128258" calcext:value-type="float">
            <text:p>0.0128258</text:p>
          </table:table-cell>
          <table:table-cell/>
          <table:table-cell table:formula="of:=([.F35]+[.G35]+(2*[.H35]))/0.1" office:value-type="float" office:value="0.8312359" calcext:value-type="float">
            <text:p>0.831235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91444" calcext:value-type="float">
            <text:p>9.91444</text:p>
          </table:table-cell>
          <table:table-cell office:value-type="float" office:value="0.001163247" calcext:value-type="float">
            <text:p>0.001163247</text:p>
          </table:table-cell>
          <table:table-cell office:value-type="float" office:value="0.0004247516" calcext:value-type="float">
            <text:p>0.0004247516</text:p>
          </table:table-cell>
          <table:table-cell office:value-type="float" office:value="0.04513993" calcext:value-type="float">
            <text:p>0.04513993</text:p>
          </table:table-cell>
          <table:table-cell office:value-type="float" office:value="0.01242718" calcext:value-type="float">
            <text:p>0.01242718</text:p>
          </table:table-cell>
          <table:table-cell office:value-type="float" office:value="0.01399649" calcext:value-type="float">
            <text:p>0.01399649</text:p>
          </table:table-cell>
          <table:table-cell/>
          <table:table-cell table:formula="of:=([.F36]+[.G36]+(2*[.H36]))/0.1" office:value-type="float" office:value="0.8556009" calcext:value-type="float">
            <text:p>0.8556009</text:p>
          </table:table-cell>
          <table:table-cell table:number-columns-repeated="246"/>
        </table:table-row>
        <table:table-row table:style-name="ro2" table:number-rows-repeated="3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3914646" calcext:value-type="float">
            <text:p>0.003914646</text:p>
          </table:table-cell>
          <table:table-cell office:value-type="float" office:value="0.03889071" calcext:value-type="float">
            <text:p>0.03889071</text:p>
          </table:table-cell>
          <table:table-cell office:value-type="float" office:value="0.4747697" calcext:value-type="float">
            <text:p>0.4747697</text:p>
          </table:table-cell>
          <table:table-cell office:value-type="float" office:value="0.0005958804" calcext:value-type="float">
            <text:p>0.0005958804</text:p>
          </table:table-cell>
          <table:table-cell office:value-type="float" office:value="0.005484596" calcext:value-type="float">
            <text:p>0.005484596</text:p>
          </table:table-cell>
          <table:table-cell office:value-type="float" office:value="0.00000243902" calcext:value-type="float">
            <text:p>0.000002439</text:p>
          </table:table-cell>
          <table:table-cell/>
          <table:table-cell table:formula="of:=([.F40]+[.G40]+(2*[.H40]))/1" office:value-type="float" office:value="0.00608535444" calcext:value-type="float">
            <text:p>0.006085354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7879379" calcext:value-type="float">
            <text:p>0.007879379</text:p>
          </table:table-cell>
          <table:table-cell office:value-type="float" office:value="0.03866007" calcext:value-type="float">
            <text:p>0.03866007</text:p>
          </table:table-cell>
          <table:table-cell office:value-type="float" office:value="0.4691553" calcext:value-type="float">
            <text:p>0.4691553</text:p>
          </table:table-cell>
          <table:table-cell office:value-type="float" office:value="0.001192272" calcext:value-type="float">
            <text:p>0.001192272</text:p>
          </table:table-cell>
          <table:table-cell office:value-type="float" office:value="0.01090882" calcext:value-type="float">
            <text:p>0.01090882</text:p>
          </table:table-cell>
          <table:table-cell office:value-type="float" office:value="0.000009764457" calcext:value-type="float">
            <text:p>9.764457E-06</text:p>
          </table:table-cell>
          <table:table-cell/>
          <table:table-cell table:formula="of:=([.F41]+[.G41]+(2*[.H41]))/1" office:value-type="float" office:value="0.012120620914" calcext:value-type="float">
            <text:p>0.012120620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189445" calcext:value-type="float">
            <text:p>0.01189445</text:p>
          </table:table-cell>
          <table:table-cell office:value-type="float" office:value="0.03843033" calcext:value-type="float">
            <text:p>0.03843033</text:p>
          </table:table-cell>
          <table:table-cell office:value-type="float" office:value="0.4635958" calcext:value-type="float">
            <text:p>0.4635958</text:p>
          </table:table-cell>
          <table:table-cell office:value-type="float" office:value="0.001789119" calcext:value-type="float">
            <text:p>0.001789119</text:p>
          </table:table-cell>
          <table:table-cell office:value-type="float" office:value="0.01627246" calcext:value-type="float">
            <text:p>0.01627246</text:p>
          </table:table-cell>
          <table:table-cell office:value-type="float" office:value="0.0000219875" calcext:value-type="float">
            <text:p>2.19875E-05</text:p>
          </table:table-cell>
          <table:table-cell/>
          <table:table-cell table:formula="of:=([.F42]+[.G42]+(2*[.H42]))/1" office:value-type="float" office:value="0.018105554" calcext:value-type="float">
            <text:p>0.0181055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007653" calcext:value-type="float">
            <text:p>0.02007653</text:p>
          </table:table-cell>
          <table:table-cell office:value-type="float" office:value="0.03797364" calcext:value-type="float">
            <text:p>0.03797364</text:p>
          </table:table-cell>
          <table:table-cell office:value-type="float" office:value="0.4526429" calcext:value-type="float">
            <text:p>0.4526429</text:p>
          </table:table-cell>
          <table:table-cell office:value-type="float" office:value="0.00298395" calcext:value-type="float">
            <text:p>0.00298395</text:p>
          </table:table-cell>
          <table:table-cell office:value-type="float" office:value="0.0268172" calcext:value-type="float">
            <text:p>0.0268172</text:p>
          </table:table-cell>
          <table:table-cell office:value-type="float" office:value="0.00006116181" calcext:value-type="float">
            <text:p>6.116181E-05</text:p>
          </table:table-cell>
          <table:table-cell/>
          <table:table-cell table:formula="of:=([.F43]+[.G43]+(2*[.H43]))/1" office:value-type="float" office:value="0.02992347362" calcext:value-type="float">
            <text:p>0.029923473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3273249" calcext:value-type="float">
            <text:p>0.03273249</text:p>
          </table:table-cell>
          <table:table-cell office:value-type="float" office:value="0.03729592" calcext:value-type="float">
            <text:p>0.03729592</text:p>
          </table:table-cell>
          <table:table-cell office:value-type="float" office:value="0.4366304" calcext:value-type="float">
            <text:p>0.4366304</text:p>
          </table:table-cell>
          <table:table-cell office:value-type="float" office:value="0.004778165" calcext:value-type="float">
            <text:p>0.004778165</text:p>
          </table:table-cell>
          <table:table-cell office:value-type="float" office:value="0.0421757" calcext:value-type="float">
            <text:p>0.0421757</text:p>
          </table:table-cell>
          <table:table-cell office:value-type="float" office:value="0.0001568265" calcext:value-type="float">
            <text:p>0.0001568265</text:p>
          </table:table-cell>
          <table:table-cell/>
          <table:table-cell table:formula="of:=([.F44]+[.G44]+(2*[.H44]))/1" office:value-type="float" office:value="0.047267518" calcext:value-type="float">
            <text:p>0.04726751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142697" calcext:value-type="float">
            <text:p>0.04142697</text:p>
          </table:table-cell>
          <table:table-cell office:value-type="float" office:value="0.03684927" calcext:value-type="float">
            <text:p>0.03684927</text:p>
          </table:table-cell>
          <table:table-cell office:value-type="float" office:value="0.426235" calcext:value-type="float">
            <text:p>0.426235</text:p>
          </table:table-cell>
          <table:table-cell office:value-type="float" office:value="0.005974931" calcext:value-type="float">
            <text:p>0.005974931</text:p>
          </table:table-cell>
          <table:table-cell office:value-type="float" office:value="0.05210765" calcext:value-type="float">
            <text:p>0.05210765</text:p>
          </table:table-cell>
          <table:table-cell office:value-type="float" office:value="0.000245224" calcext:value-type="float">
            <text:p>0.000245224</text:p>
          </table:table-cell>
          <table:table-cell/>
          <table:table-cell table:formula="of:=([.F45]+[.G45]+(2*[.H45]))/1" office:value-type="float" office:value="0.058573029" calcext:value-type="float">
            <text:p>0.05857302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8801233" calcext:value-type="float">
            <text:p>0.08801233</text:p>
          </table:table-cell>
          <table:table-cell office:value-type="float" office:value="0.03468443" calcext:value-type="float">
            <text:p>0.03468443</text:p>
          </table:table-cell>
          <table:table-cell office:value-type="float" office:value="0.3776248" calcext:value-type="float">
            <text:p>0.3776248</text:p>
          </table:table-cell>
          <table:table-cell office:value-type="float" office:value="0.0119481" calcext:value-type="float">
            <text:p>0.0119481</text:p>
          </table:table-cell>
          <table:table-cell office:value-type="float" office:value="0.09807836" calcext:value-type="float">
            <text:p>0.09807836</text:p>
          </table:table-cell>
          <table:table-cell office:value-type="float" office:value="0.0009806071" calcext:value-type="float">
            <text:p>0.0009806071</text:p>
          </table:table-cell>
          <table:table-cell/>
          <table:table-cell table:formula="of:=([.F46]+[.G46]+(2*[.H46]))/1" office:value-type="float" office:value="0.1119876742" calcext:value-type="float">
            <text:p>0.111987674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397669" calcext:value-type="float">
            <text:p>0.1397669</text:p>
          </table:table-cell>
          <table:table-cell office:value-type="float" office:value="0.03264706" calcext:value-type="float">
            <text:p>0.03264706</text:p>
          </table:table-cell>
          <table:table-cell office:value-type="float" office:value="0.3345641" calcext:value-type="float">
            <text:p>0.3345641</text:p>
          </table:table-cell>
          <table:table-cell office:value-type="float" office:value="0.01785949" calcext:value-type="float">
            <text:p>0.01785949</text:p>
          </table:table-cell>
          <table:table-cell office:value-type="float" office:value="0.1379917" calcext:value-type="float">
            <text:p>0.1379917</text:p>
          </table:table-cell>
          <table:table-cell office:value-type="float" office:value="0.002190966" calcext:value-type="float">
            <text:p>0.002190966</text:p>
          </table:table-cell>
          <table:table-cell/>
          <table:table-cell table:formula="of:=([.F47]+[.G47]+(2*[.H47]))/1" office:value-type="float" office:value="0.160233122" calcext:value-type="float">
            <text:p>0.16023312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579679" calcext:value-type="float">
            <text:p>0.2579679</text:p>
          </table:table-cell>
          <table:table-cell office:value-type="float" office:value="0.02900044" calcext:value-type="float">
            <text:p>0.02900044</text:p>
          </table:table-cell>
          <table:table-cell office:value-type="float" office:value="0.2639978" calcext:value-type="float">
            <text:p>0.2639978</text:p>
          </table:table-cell>
          <table:table-cell office:value-type="float" office:value="0.02928134" calcext:value-type="float">
            <text:p>0.02928134</text:p>
          </table:table-cell>
          <table:table-cell office:value-type="float" office:value="0.2009718" calcext:value-type="float">
            <text:p>0.2009718</text:p>
          </table:table-cell>
          <table:table-cell office:value-type="float" office:value="0.005889508" calcext:value-type="float">
            <text:p>0.005889508</text:p>
          </table:table-cell>
          <table:table-cell/>
          <table:table-cell table:formula="of:=([.F48]+[.G48]+(2*[.H48]))/1" office:value-type="float" office:value="0.242032156" calcext:value-type="float">
            <text:p>0.24203215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660639" calcext:value-type="float">
            <text:p>0.4660639</text:p>
          </table:table-cell>
          <table:table-cell office:value-type="float" office:value="0.02460532" calcext:value-type="float">
            <text:p>0.02460532</text:p>
          </table:table-cell>
          <table:table-cell office:value-type="float" office:value="0.1900418" calcext:value-type="float">
            <text:p>0.1900418</text:p>
          </table:table-cell>
          <table:table-cell office:value-type="float" office:value="0.04488438" calcext:value-type="float">
            <text:p>0.04488438</text:p>
          </table:table-cell>
          <table:table-cell office:value-type="float" office:value="0.2613749" calcext:value-type="float">
            <text:p>0.2613749</text:p>
          </table:table-cell>
          <table:table-cell office:value-type="float" office:value="0.01383845" calcext:value-type="float">
            <text:p>0.01383845</text:p>
          </table:table-cell>
          <table:table-cell/>
          <table:table-cell table:formula="of:=([.F49]+[.G49]+(2*[.H49]))/1" office:value-type="float" office:value="0.33393618" calcext:value-type="float">
            <text:p>0.3339361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6200553" calcext:value-type="float">
            <text:p>0.6200553</text:p>
          </table:table-cell>
          <table:table-cell office:value-type="float" office:value="0.0222987" calcext:value-type="float">
            <text:p>0.0222987</text:p>
          </table:table-cell>
          <table:table-cell office:value-type="float" office:value="0.1560811" calcext:value-type="float">
            <text:p>0.1560811</text:p>
          </table:table-cell>
          <table:table-cell office:value-type="float" office:value="0.05411662" calcext:value-type="float">
            <text:p>0.05411662</text:p>
          </table:table-cell>
          <table:table-cell office:value-type="float" office:value="0.2855945" calcext:value-type="float">
            <text:p>0.2855945</text:p>
          </table:table-cell>
          <table:table-cell office:value-type="float" office:value="0.02011679" calcext:value-type="float">
            <text:p>0.02011679</text:p>
          </table:table-cell>
          <table:table-cell/>
          <table:table-cell table:formula="of:=([.F50]+[.G50]+(2*[.H50]))/1" office:value-type="float" office:value="0.3799447" calcext:value-type="float">
            <text:p>0.379944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482591" calcext:value-type="float">
            <text:p>1.482591</text:p>
          </table:table-cell>
          <table:table-cell office:value-type="float" office:value="0.01528137" calcext:value-type="float">
            <text:p>0.01528137</text:p>
          </table:table-cell>
          <table:table-cell office:value-type="float" office:value="0.07330201" calcext:value-type="float">
            <text:p>0.07330201</text:p>
          </table:table-cell>
          <table:table-cell office:value-type="float" office:value="0.08867566" calcext:value-type="float">
            <text:p>0.08867566</text:p>
          </table:table-cell>
          <table:table-cell office:value-type="float" office:value="0.3207055" calcext:value-type="float">
            <text:p>0.3207055</text:p>
          </table:table-cell>
          <table:table-cell office:value-type="float" office:value="0.05401397" calcext:value-type="float">
            <text:p>0.05401397</text:p>
          </table:table-cell>
          <table:table-cell/>
          <table:table-cell table:formula="of:=([.F51]+[.G51]+(2*[.H51]))/1" office:value-type="float" office:value="0.5174091" calcext:value-type="float">
            <text:p>0.5174091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40908" calcext:value-type="float">
            <text:p>2.40908</text:p>
          </table:table-cell>
          <table:table-cell office:value-type="float" office:value="0.01178744" calcext:value-type="float">
            <text:p>0.01178744</text:p>
          </table:table-cell>
          <table:table-cell office:value-type="float" office:value="0.04361444" calcext:value-type="float">
            <text:p>0.04361444</text:p>
          </table:table-cell>
          <table:table-cell office:value-type="float" office:value="0.1111454" calcext:value-type="float">
            <text:p>0.1111454</text:p>
          </table:table-cell>
          <table:table-cell office:value-type="float" office:value="0.3100636" calcext:value-type="float">
            <text:p>0.3100636</text:p>
          </table:table-cell>
          <table:table-cell office:value-type="float" office:value="0.08485556" calcext:value-type="float">
            <text:p>0.08485556</text:p>
          </table:table-cell>
          <table:table-cell/>
          <table:table-cell table:formula="of:=([.F52]+[.G52]+(2*[.H52]))/1" office:value-type="float" office:value="0.59092012" calcext:value-type="float">
            <text:p>0.5909201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322393" calcext:value-type="float">
            <text:p>4.322393</text:p>
          </table:table-cell>
          <table:table-cell office:value-type="float" office:value="0.008235745" calcext:value-type="float">
            <text:p>0.008235745</text:p>
          </table:table-cell>
          <table:table-cell office:value-type="float" office:value="0.02129105" calcext:value-type="float">
            <text:p>0.02129105</text:p>
          </table:table-cell>
          <table:table-cell office:value-type="float" office:value="0.1393311" calcext:value-type="float">
            <text:p>0.1393311</text:p>
          </table:table-cell>
          <table:table-cell office:value-type="float" office:value="0.2715755" calcext:value-type="float">
            <text:p>0.2715755</text:p>
          </table:table-cell>
          <table:table-cell office:value-type="float" office:value="0.13335" calcext:value-type="float">
            <text:p>0.13335</text:p>
          </table:table-cell>
          <table:table-cell/>
          <table:table-cell table:formula="of:=([.F53]+[.G53]+(2*[.H53]))/1" office:value-type="float" office:value="0.6776066" calcext:value-type="float">
            <text:p>0.677606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248706" calcext:value-type="float">
            <text:p>7.248706</text:p>
          </table:table-cell>
          <table:table-cell office:value-type="float" office:value="0.005752317" calcext:value-type="float">
            <text:p>0.005752317</text:p>
          </table:table-cell>
          <table:table-cell office:value-type="float" office:value="0.01038669" calcext:value-type="float">
            <text:p>0.01038669</text:p>
          </table:table-cell>
          <table:table-cell office:value-type="float" office:value="0.1632015" calcext:value-type="float">
            <text:p>0.1632015</text:p>
          </table:table-cell>
          <table:table-cell office:value-type="float" office:value="0.2221809" calcext:value-type="float">
            <text:p>0.2221809</text:p>
          </table:table-cell>
          <table:table-cell office:value-type="float" office:value="0.1829555" calcext:value-type="float">
            <text:p>0.1829555</text:p>
          </table:table-cell>
          <table:table-cell/>
          <table:table-cell table:formula="of:=([.F54]+[.G54]+(2*[.H54]))/1" office:value-type="float" office:value="0.7512934" calcext:value-type="float">
            <text:p>0.751293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216504" calcext:value-type="float">
            <text:p>9.216504</text:p>
          </table:table-cell>
          <table:table-cell office:value-type="float" office:value="0.004806035" calcext:value-type="float">
            <text:p>0.004806035</text:p>
          </table:table-cell>
          <table:table-cell office:value-type="float" office:value="0.007250453" calcext:value-type="float">
            <text:p>0.007250453</text:p>
          </table:table-cell>
          <table:table-cell office:value-type="float" office:value="0.17337" calcext:value-type="float">
            <text:p>0.17337</text:p>
          </table:table-cell>
          <table:table-cell office:value-type="float" office:value="0.1971971" calcext:value-type="float">
            <text:p>0.1971971</text:p>
          </table:table-cell>
          <table:table-cell office:value-type="float" office:value="0.2064644" calcext:value-type="float">
            <text:p>0.2064644</text:p>
          </table:table-cell>
          <table:table-cell/>
          <table:table-cell table:formula="of:=([.F55]+[.G55]+(2*[.H55]))/1" office:value-type="float" office:value="0.7834959" calcext:value-type="float">
            <text:p>0.7834959</text:p>
          </table:table-cell>
          <table:table-cell table:number-columns-repeated="246"/>
        </table:table-row>
      </table:table>
      <table:table table:name="Sheet5" table:style-name="ta3" table:print="false">
        <office:forms form:automatic-focus="false" form:apply-design-mode="false"/>
        <table:table-column table:style-name="co1" table:default-cell-style-name="ce2"/>
        <table:table-column table:style-name="co4" table:default-cell-style-name="ce1"/>
        <table:table-column table:style-name="co5" table:default-cell-style-name="ce1"/>
        <table:table-column table:style-name="co1" table:default-cell-style-name="ce10"/>
        <table:table-column table:style-name="co1" table:number-columns-repeated="252" table:default-cell-style-name="Default"/>
        <table:table-row table:style-name="ro1" table:number-rows-repeated="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"/>
          <table:table-cell table:style-name="Default" table:number-columns-repeated="3"/>
          <table:table-cell table:number-columns-repeated="252"/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((3*[.A4])/(1+(3*[.A4])))" office:value-type="float" office:value="0.029126213592233" calcext:value-type="float">
            <text:p>0.0291262136</text:p>
          </table:table-cell>
          <table:table-cell table:formula="of:=(1/2)*(((6*[.A4])+(2*6*1.5*([.A4]^2)))/(1+(6*[.A4])+(6*1.5*([.A4]^2))))" office:value-type="float" office:value="0.029126213592233" calcext:value-type="float">
            <text:p>0.0291262136</text:p>
          </table:table-cell>
          <table:table-cell table:formula="of:=[.B4]=[.C4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((3*[.A5])/(1+(3*[.A5])))" office:value-type="float" office:value="0.0566037735849057" calcext:value-type="float">
            <text:p>0.0566037736</text:p>
          </table:table-cell>
          <table:table-cell table:formula="of:=(1/2)*(((6*[.A5])+(2*6*1.5*([.A5]^2)))/(1+(6*[.A5])+(6*1.5*([.A5]^2))))" office:value-type="float" office:value="0.0566037735849057" calcext:value-type="float">
            <text:p>0.0566037736</text:p>
          </table:table-cell>
          <table:table-cell table:formula="of:=[.B5]=[.C5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3" calcext:value-type="float">
            <text:p>0.03</text:p>
          </table:table-cell>
          <table:table-cell table:style-name="ce9" table:formula="of:=((3*[.A6])/(1+(3*[.A6])))" office:value-type="float" office:value="0.0825688073394495" calcext:value-type="float">
            <text:p>0.08256880733944950000</text:p>
          </table:table-cell>
          <table:table-cell table:style-name="ce9" table:formula="of:=(1/2)*(((6*[.A6])+(2*6*1.5*([.A6]^2)))/(1+(6*[.A6])+(6*1.5*([.A6]^2))))" office:value-type="float" office:value="0.0825688073394496" calcext:value-type="float">
            <text:p>0.08256880733944960000</text:p>
          </table:table-cell>
          <table:table-cell table:formula="of:=[.B6]=[.C6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((3*[.A7])/(1+(3*[.A7])))" office:value-type="float" office:value="0.130434782608696" calcext:value-type="float">
            <text:p>0.1304347826</text:p>
          </table:table-cell>
          <table:table-cell table:formula="of:=(1/2)*(((6*[.A7])+(2*6*1.5*([.A7]^2)))/(1+(6*[.A7])+(6*1.5*([.A7]^2))))" office:value-type="float" office:value="0.130434782608696" calcext:value-type="float">
            <text:p>0.1304347826</text:p>
          </table:table-cell>
          <table:table-cell table:formula="of:=[.B7]=[.C7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8" calcext:value-type="float">
            <text:p>0.08</text:p>
          </table:table-cell>
          <table:table-cell table:formula="of:=((3*[.A8])/(1+(3*[.A8])))" office:value-type="float" office:value="0.193548387096774" calcext:value-type="float">
            <text:p>0.1935483871</text:p>
          </table:table-cell>
          <table:table-cell table:formula="of:=(1/2)*(((6*[.A8])+(2*6*1.5*([.A8]^2)))/(1+(6*[.A8])+(6*1.5*([.A8]^2))))" office:value-type="float" office:value="0.193548387096774" calcext:value-type="float">
            <text:p>0.1935483871</text:p>
          </table:table-cell>
          <table:table-cell table:formula="of:=[.B8]=[.C8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((3*[.A9])/(1+(3*[.A9])))" office:value-type="float" office:value="0.230769230769231" calcext:value-type="float">
            <text:p>0.2307692308</text:p>
          </table:table-cell>
          <table:table-cell table:formula="of:=(1/2)*(((6*[.A9])+(2*6*1.5*([.A9]^2)))/(1+(6*[.A9])+(6*1.5*([.A9]^2))))" office:value-type="float" office:value="0.230769230769231" calcext:value-type="float">
            <text:p>0.2307692308</text:p>
          </table:table-cell>
          <table:table-cell table:formula="of:=[.B9]=[.C9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((3*[.A10])/(1+(3*[.A10])))" office:value-type="float" office:value="0.375" calcext:value-type="float">
            <text:p>0.375</text:p>
          </table:table-cell>
          <table:table-cell table:formula="of:=(1/2)*(((6*[.A10])+(2*6*1.5*([.A10]^2)))/(1+(6*[.A10])+(6*1.5*([.A10]^2))))" office:value-type="float" office:value="0.375" calcext:value-type="float">
            <text:p>0.375</text:p>
          </table:table-cell>
          <table:table-cell table:formula="of:=[.B10]=[.C10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((3*[.A11])/(1+(3*[.A11])))" office:value-type="float" office:value="0.473684210526316" calcext:value-type="float">
            <text:p>0.4736842105</text:p>
          </table:table-cell>
          <table:table-cell table:formula="of:=(1/2)*(((6*[.A11])+(2*6*1.5*([.A11]^2)))/(1+(6*[.A11])+(6*1.5*([.A11]^2))))" office:value-type="float" office:value="0.473684210526316" calcext:value-type="float">
            <text:p>0.4736842105</text:p>
          </table:table-cell>
          <table:table-cell table:formula="of:=[.B11]=[.C11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(3*[.A12])/(1+(3*[.A12])))" office:value-type="float" office:value="0.6" calcext:value-type="float">
            <text:p>0.6</text:p>
          </table:table-cell>
          <table:table-cell table:formula="of:=(1/2)*(((6*[.A12])+(2*6*1.5*([.A12]^2)))/(1+(6*[.A12])+(6*1.5*([.A12]^2))))" office:value-type="float" office:value="0.6" calcext:value-type="float">
            <text:p>0.6</text:p>
          </table:table-cell>
          <table:table-cell table:formula="of:=[.B12]=[.C12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((3*[.A13])/(1+(3*[.A13])))" office:value-type="float" office:value="0.705882352941176" calcext:value-type="float">
            <text:p>0.7058823529</text:p>
          </table:table-cell>
          <table:table-cell table:formula="of:=(1/2)*(((6*[.A13])+(2*6*1.5*([.A13]^2)))/(1+(6*[.A13])+(6*1.5*([.A13]^2))))" office:value-type="float" office:value="0.705882352941176" calcext:value-type="float">
            <text:p>0.7058823529</text:p>
          </table:table-cell>
          <table:table-cell table:formula="of:=[.B13]=[.C13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(3*[.A14])/(1+(3*[.A14])))" office:value-type="float" office:value="0.75" calcext:value-type="float">
            <text:p>0.75</text:p>
          </table:table-cell>
          <table:table-cell table:formula="of:=(1/2)*(((6*[.A14])+(2*6*1.5*([.A14]^2)))/(1+(6*[.A14])+(6*1.5*([.A14]^2))))" office:value-type="float" office:value="0.75" calcext:value-type="float">
            <text:p>0.75</text:p>
          </table:table-cell>
          <table:table-cell table:formula="of:=[.B14]=[.C14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(3*[.A15])/(1+(3*[.A15])))" office:value-type="float" office:value="0.857142857142857" calcext:value-type="float">
            <text:p>0.8571428571</text:p>
          </table:table-cell>
          <table:table-cell table:formula="of:=(1/2)*(((6*[.A15])+(2*6*1.5*([.A15]^2)))/(1+(6*[.A15])+(6*1.5*([.A15]^2))))" office:value-type="float" office:value="0.857142857142857" calcext:value-type="float">
            <text:p>0.8571428571</text:p>
          </table:table-cell>
          <table:table-cell table:formula="of:=[.B15]=[.C15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(3*[.A16])/(1+(3*[.A16])))" office:value-type="float" office:value="0.9" calcext:value-type="float">
            <text:p>0.9</text:p>
          </table:table-cell>
          <table:table-cell table:formula="of:=(1/2)*(((6*[.A16])+(2*6*1.5*([.A16]^2)))/(1+(6*[.A16])+(6*1.5*([.A16]^2))))" office:value-type="float" office:value="0.9" calcext:value-type="float">
            <text:p>0.9</text:p>
          </table:table-cell>
          <table:table-cell table:formula="of:=[.B16]=[.C16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(3*[.A17])/(1+(3*[.A17])))" office:value-type="float" office:value="0.9375" calcext:value-type="float">
            <text:p>0.9375</text:p>
          </table:table-cell>
          <table:table-cell table:formula="of:=(1/2)*(((6*[.A17])+(2*6*1.5*([.A17]^2)))/(1+(6*[.A17])+(6*1.5*([.A17]^2))))" office:value-type="float" office:value="0.9375" calcext:value-type="float">
            <text:p>0.9375</text:p>
          </table:table-cell>
          <table:table-cell table:formula="of:=[.B17]=[.C17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(3*[.A18])/(1+(3*[.A18])))" office:value-type="float" office:value="0.96" calcext:value-type="float">
            <text:p>0.96</text:p>
          </table:table-cell>
          <table:table-cell table:formula="of:=(1/2)*(((6*[.A18])+(2*6*1.5*([.A18]^2)))/(1+(6*[.A18])+(6*1.5*([.A18]^2))))" office:value-type="float" office:value="0.96" calcext:value-type="float">
            <text:p>0.96</text:p>
          </table:table-cell>
          <table:table-cell table:formula="of:=[.B18]=[.C18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(3*[.A19])/(1+(3*[.A19])))" office:value-type="float" office:value="0.967741935483871" calcext:value-type="float">
            <text:p>0.9677419355</text:p>
          </table:table-cell>
          <table:table-cell table:formula="of:=(1/2)*(((6*[.A19])+(2*6*1.5*([.A19]^2)))/(1+(6*[.A19])+(6*1.5*([.A19]^2))))" office:value-type="float" office:value="0.967741935483871" calcext:value-type="float">
            <text:p>0.9677419355</text:p>
          </table:table-cell>
          <table:table-cell table:formula="of:=[.B19]=[.C19]" office:value-type="boolean" office:boolean-value="true" calcext:value-type="boolean">
            <text:p>TRUE</text:p>
          </table:table-cell>
          <table:table-cell table:number-columns-repeated="252"/>
        </table:table-row>
      </table:table>
      <table:table table:name="Sheet6" table:style-name="ta4">
        <office:forms form:automatic-focus="false" form:apply-design-mode="false"/>
        <table:shapes>
          <draw:frame draw:z-index="0" draw:style-name="gr1" draw:text-style-name="P1" svg:width="453.03pt" svg:height="255.34pt" svg:x="317.48pt" svg:y="1043.21pt">
            <loext:p draw:notify-on-update-of-ranges="Sheet6.F44:Sheet6.F78 Sheet6.G44:Sheet6.G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pt" svg:height="255.34pt" svg:x="602.99pt" svg:y="409.61pt">
            <loext:p draw:notify-on-update-of-ranges="Sheet6.A24:Sheet6.A40 Sheet6.B24:Sheet6.B40 Sheet6.A45:Sheet6.A62 Sheet6.B45:Sheet6.B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3">
          <table:table-cell table:style-name="ce1" office:value-type="string" calcext:value-type="string">
            <text:p>12k</text:p>
          </table:table-cell>
          <table:table-cell table:style-name="ce1" office:value-type="float" office:value="0.001193" calcext:value-type="float">
            <text:p>0.001193</text:p>
          </table:table-cell>
          <table:table-cell table:style-name="ce1" office:value-type="string" calcext:value-type="string">
            <text:p>20k</text:p>
          </table:table-cell>
          <table:table-cell table:style-name="ce2" office:value-type="float" office:value="0.0005889" calcext:value-type="float">
            <text:p>0.0005889</text:p>
          </table:table-cell>
          <table:table-cell table:style-name="ce1" office:value-type="string" calcext:value-type="string">
            <text:p>24k</text:p>
          </table:table-cell>
          <table:table-cell table:style-name="ce2" office:value-type="float" office:value="0.001439" calcext:value-type="float">
            <text:p>0.001439</text:p>
          </table:table-cell>
          <table:table-cell/>
        </table:table-row>
        <table:table-row table:style-name="ro3">
          <table:table-cell table:style-name="ce1" office:value-type="string" calcext:value-type="string">
            <text:p>82k</text:p>
          </table:table-cell>
          <table:table-cell table:style-name="ce1" office:value-type="float" office:value="0.003513" calcext:value-type="float">
            <text:p>0.003513</text:p>
          </table:table-cell>
          <table:table-cell table:style-name="ce1" office:value-type="string" calcext:value-type="string">
            <text:p>46k</text:p>
          </table:table-cell>
          <table:table-cell table:style-name="ce2" office:value-type="float" office:value="0.002544" calcext:value-type="float">
            <text:p>0.002544</text:p>
          </table:table-cell>
          <table:table-cell table:style-name="ce1" office:value-type="string" calcext:value-type="string">
            <text:p>43k</text:p>
          </table:table-cell>
          <table:table-cell table:style-name="ce2" office:value-type="float" office:value="0.002422" calcext:value-type="float">
            <text:p>0.002422</text:p>
          </table:table-cell>
          <table:table-cell/>
        </table:table-row>
        <table:table-row table:style-name="ro3">
          <table:table-cell table:style-name="ce1" office:value-type="string" calcext:value-type="string">
            <text:p>107k</text:p>
          </table:table-cell>
          <table:table-cell table:style-name="ce1" office:value-type="float" office:value="0.006083" calcext:value-type="float">
            <text:p>0.006083</text:p>
          </table:table-cell>
          <table:table-cell table:style-name="ce1" office:value-type="string" calcext:value-type="string">
            <text:p>187k</text:p>
          </table:table-cell>
          <table:table-cell table:style-name="ce2" office:value-type="float" office:value="0.00643" calcext:value-type="float">
            <text:p>0.00643</text:p>
          </table:table-cell>
          <table:table-cell table:style-name="ce1" office:value-type="string" calcext:value-type="string">
            <text:p>92k</text:p>
          </table:table-cell>
          <table:table-cell table:style-name="ce2" office:value-type="float" office:value="0.003392" calcext:value-type="float">
            <text:p>0.003392</text:p>
          </table:table-cell>
          <table:table-cell/>
        </table:table-row>
        <table:table-row table:style-name="ro3">
          <table:table-cell table:style-name="ce1" office:value-type="string" calcext:value-type="string">
            <text:p>387k</text:p>
          </table:table-cell>
          <table:table-cell table:style-name="ce1" office:value-type="float" office:value="0.01968" calcext:value-type="float">
            <text:p>0.01968</text:p>
          </table:table-cell>
          <table:table-cell table:style-name="ce1" office:value-type="string" calcext:value-type="string">
            <text:p>256k</text:p>
          </table:table-cell>
          <table:table-cell table:style-name="ce2" office:value-type="float" office:value="0.01263" calcext:value-type="float">
            <text:p>0.01263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0.002718" calcext:value-type="float">
            <text:p>0.002718</text:p>
          </table:table-cell>
          <table:table-cell/>
        </table:table-row>
        <table:table-row table:style-name="ro3">
          <table:table-cell table:style-name="ce1" office:value-type="string" calcext:value-type="string">
            <text:p>502k</text:p>
          </table:table-cell>
          <table:table-cell table:style-name="ce1" office:value-type="float" office:value="0.03013" calcext:value-type="float">
            <text:p>0.03013</text:p>
          </table:table-cell>
          <table:table-cell table:style-name="ce1" office:value-type="string" calcext:value-type="string">
            <text:p>1200k</text:p>
          </table:table-cell>
          <table:table-cell table:style-name="ce2" office:value-type="float" office:value="0.05509" calcext:value-type="float">
            <text:p>0.05509</text:p>
          </table:table-cell>
          <table:table-cell table:style-name="ce1" office:value-type="string" calcext:value-type="string">
            <text:p>231k</text:p>
          </table:table-cell>
          <table:table-cell table:style-name="ce2" office:value-type="float" office:value="0.01216" calcext:value-type="float">
            <text:p>0.01216</text:p>
          </table:table-cell>
          <table:table-cell/>
        </table:table-row>
        <table:table-row table:style-name="ro3">
          <table:table-cell table:style-name="ce1" office:value-type="string" calcext:value-type="string">
            <text:p>1600k</text:p>
          </table:table-cell>
          <table:table-cell table:style-name="ce1" office:value-type="float" office:value="0.0925" calcext:value-type="float">
            <text:p>0.0925</text:p>
          </table:table-cell>
          <table:table-cell table:style-name="ce1" table:number-columns-repeated="2"/>
          <table:table-cell table:style-name="ce2" office:value-type="string" calcext:value-type="string">
            <text:p>447k</text:p>
          </table:table-cell>
          <table:table-cell table:style-name="ce2" office:value-type="float" office:value="0.02594" calcext:value-type="float">
            <text:p>0.02594</text:p>
          </table:table-cell>
          <table:table-cell/>
        </table:table-row>
        <table:table-row table:style-name="ro3" table:number-rows-repeated="12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&lt;A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1439" calcext:value-type="float">
            <text:p>0.001439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B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422" calcext:value-type="float">
            <text:p>0.002422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C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3392" calcext:value-type="float">
            <text:p>0.003392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2" table:number-rows-spanned="1">
            <text:p>wild type</text:p>
          </table:table-cell>
          <table:covered-table-cell/>
          <table:table-cell/>
          <table:table-cell table:style-name="ce1" office:value-type="string" calcext:value-type="string">
            <text:p>&lt;D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718" calcext:value-type="float">
            <text:p>0.002718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E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1216" calcext:value-type="float">
            <text:p>0.01216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0.001439" calcext:value-type="float">
            <text:p>0.001439</text:p>
          </table:table-cell>
          <table:table-cell/>
          <table:table-cell table:style-name="ce1" office:value-type="string" calcext:value-type="string">
            <text:p>&lt;F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2594" calcext:value-type="float">
            <text:p>0.02594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float" office:value="0.002422" calcext:value-type="float">
            <text:p>0.002422</text:p>
          </table:table-cell>
          <table:table-cell/>
          <table:table-cell table:style-name="ce1" office:value-type="string" calcext:value-type="string">
            <text:p>&lt;G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05889" calcext:value-type="float">
            <text:p>0.0005889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float" office:value="0.003392" calcext:value-type="float">
            <text:p>0.003392</text:p>
          </table:table-cell>
          <table:table-cell/>
          <table:table-cell table:style-name="ce1" office:value-type="string" calcext:value-type="string">
            <text:p>&lt;H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544" calcext:value-type="float">
            <text:p>0.002544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float" office:value="0.002718" calcext:value-type="float">
            <text:p>0.002718</text:p>
          </table:table-cell>
          <table:table-cell/>
          <table:table-cell table:style-name="ce1" office:value-type="string" calcext:value-type="string">
            <text:p>&lt;I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643" calcext:value-type="float">
            <text:p>0.00643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float" office:value="0.01216" calcext:value-type="float">
            <text:p>0.01216</text:p>
          </table:table-cell>
          <table:table-cell/>
          <table:table-cell table:style-name="ce1" office:value-type="string" calcext:value-type="string">
            <text:p>&lt;J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1263" calcext:value-type="float">
            <text:p>0.01263</text:p>
          </table:table-cell>
          <table:table-cell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float" office:value="0.02594" calcext:value-type="float">
            <text:p>0.02594</text:p>
          </table:table-cell>
          <table:table-cell/>
          <table:table-cell table:style-name="ce1" office:value-type="string" calcext:value-type="string">
            <text:p>&lt;K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5509" calcext:value-type="float">
            <text:p>0.05509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float" office:value="0.0005889" calcext:value-type="float">
            <text:p>0.0005889</text:p>
          </table:table-cell>
          <table:table-cell/>
          <table:table-cell office:value-type="string" calcext:value-type="string">
            <text:p>&lt;L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1193" calcext:value-type="float">
            <text:p>0.001193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0.002544" calcext:value-type="float">
            <text:p>0.002544</text:p>
          </table:table-cell>
          <table:table-cell/>
          <table:table-cell office:value-type="string" calcext:value-type="string">
            <text:p>&lt;M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3513" calcext:value-type="float">
            <text:p>0.003513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float" office:value="0.00643" calcext:value-type="float">
            <text:p>0.00643</text:p>
          </table:table-cell>
          <table:table-cell/>
          <table:table-cell office:value-type="string" calcext:value-type="string">
            <text:p>&lt;N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6083" calcext:value-type="float">
            <text:p>0.006083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float" office:value="0.01263" calcext:value-type="float">
            <text:p>0.01263</text:p>
          </table:table-cell>
          <table:table-cell/>
          <table:table-cell office:value-type="string" calcext:value-type="string">
            <text:p>&lt;O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1968" calcext:value-type="float">
            <text:p>0.01968</text:p>
          </table:table-cell>
          <table:table-cell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" office:value-type="float" office:value="0.05509" calcext:value-type="float">
            <text:p>0.05509</text:p>
          </table:table-cell>
          <table:table-cell/>
          <table:table-cell office:value-type="string" calcext:value-type="string">
            <text:p>&lt;P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3013" calcext:value-type="float">
            <text:p>0.0301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float" office:value="0.001193" calcext:value-type="float">
            <text:p>0.001193</text:p>
          </table:table-cell>
          <table:table-cell/>
          <table:table-cell office:value-type="string" calcext:value-type="string">
            <text:p>&lt;Q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925" calcext:value-type="float">
            <text:p>0.0925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" office:value-type="float" office:value="0.003513" calcext:value-type="float">
            <text:p>0.003513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1" office:value-type="float" office:value="0.006083" calcext:value-type="float">
            <text:p>0.006083</text:p>
          </table:table-cell>
          <table:table-cell table:number-columns-repeated="5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1" office:value-type="float" office:value="0.01968" calcext:value-type="float">
            <text:p>0.01968</text:p>
          </table:table-cell>
          <table:table-cell table:number-columns-repeated="5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1" office:value-type="float" office:value="0.03013" calcext:value-type="float">
            <text:p>0.03013</text:p>
          </table:table-cell>
          <table:table-cell table:number-columns-repeated="5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style-name="ce1" office:value-type="float" office:value="0.0925" calcext:value-type="float">
            <text:p>0.0925</text:p>
          </table:table-cell>
          <table:table-cell table:number-columns-repeated="5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2" table:number-rows-spanned="1">
            <text:p>kin impaired</text:p>
          </table:table-cell>
          <table:covered-table-cell/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1192" calcext:value-type="float">
            <text:p>0.001192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.001192" calcext:value-type="float">
            <text:p>0.001192</text:p>
          </table:table-cell>
          <table:table-cell office:value-type="string" calcext:value-type="string">
            <text:p>l680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03025" calcext:value-type="float">
            <text:p>0.003025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0.003025" calcext:value-type="float">
            <text:p>0.00302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0.006534" calcext:value-type="float">
            <text:p>0.006534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0.006534" calcext:value-type="float">
            <text:p>0.006534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0.006316" calcext:value-type="float">
            <text:p>0.006316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0.006316" calcext:value-type="float">
            <text:p>0.006316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0.01723" calcext:value-type="float">
            <text:p>0.01723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0.01723" calcext:value-type="float">
            <text:p>0.01723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float" office:value="0.02555" calcext:value-type="float">
            <text:p>0.025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05009" calcext:value-type="float">
            <text:p>0.000500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0005009" calcext:value-type="float">
            <text:p>0.0005009</text:p>
          </table:table-cell>
          <table:table-cell office:value-type="string" calcext:value-type="string">
            <text:p>k721a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001593" calcext:value-type="float">
            <text:p>0.001593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0.001593" calcext:value-type="float">
            <text:p>0.00159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0.00329" calcext:value-type="float">
            <text:p>0.0032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04788" calcext:value-type="float">
            <text:p>0.004788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0.004788" calcext:value-type="float">
            <text:p>0.004788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0.01546" calcext:value-type="float">
            <text:p>0.01546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0.01546" calcext:value-type="float">
            <text:p>0.01546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0.01699" calcext:value-type="float">
            <text:p>0.01699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0.01699" calcext:value-type="float">
            <text:p>0.016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03901" calcext:value-type="float">
            <text:p>0.000390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0003901" calcext:value-type="float">
            <text:p>0.0003901</text:p>
          </table:table-cell>
          <table:table-cell office:value-type="string" calcext:value-type="string">
            <text:p>c97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0.001223" calcext:value-type="float">
            <text:p>0.00122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0.0024" calcext:value-type="float">
            <text:p>0.002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2798" calcext:value-type="float">
            <text:p>0.002798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0.002798" calcext:value-type="float">
            <text:p>0.00279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06898" calcext:value-type="float">
            <text:p>0.006898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0.006898" calcext:value-type="float">
            <text:p>0.006898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0.01002" calcext:value-type="float">
            <text:p>0.01002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0.01002" calcext:value-type="float">
            <text:p>0.0100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" office:value-type="float" office:value="0.001439" calcext:value-type="float">
            <text:p>0.001439</text:p>
          </table:table-cell>
        </table:table-row>
        <table:table-row table:style-name="ro3">
          <table:table-cell table:number-columns-repeated="5"/>
          <table:table-cell office:value-type="float" office:value="43" calcext:value-type="float">
            <text:p>43</text:p>
          </table:table-cell>
          <table:table-cell table:style-name="ce2" office:value-type="float" office:value="0.002422" calcext:value-type="float">
            <text:p>0.002422</text:p>
          </table:table-cell>
        </table:table-row>
        <table:table-row table:style-name="ro3">
          <table:table-cell table:number-columns-repeated="5"/>
          <table:table-cell office:value-type="float" office:value="92" calcext:value-type="float">
            <text:p>92</text:p>
          </table:table-cell>
          <table:table-cell table:style-name="ce2" office:value-type="float" office:value="0.003392" calcext:value-type="float">
            <text:p>0.003392</text:p>
          </table:table-cell>
        </table:table-row>
        <table:table-row table:style-name="ro3">
          <table:table-cell table:number-columns-repeated="5"/>
          <table:table-cell office:value-type="float" office:value="120" calcext:value-type="float">
            <text:p>120</text:p>
          </table:table-cell>
          <table:table-cell table:style-name="ce2" office:value-type="float" office:value="0.002718" calcext:value-type="float">
            <text:p>0.002718</text:p>
          </table:table-cell>
        </table:table-row>
        <table:table-row table:style-name="ro3">
          <table:table-cell table:number-columns-repeated="5"/>
          <table:table-cell office:value-type="float" office:value="231" calcext:value-type="float">
            <text:p>231</text:p>
          </table:table-cell>
          <table:table-cell table:style-name="ce2" office:value-type="float" office:value="0.01216" calcext:value-type="float">
            <text:p>0.01216</text:p>
          </table:table-cell>
        </table:table-row>
        <table:table-row table:style-name="ro3">
          <table:table-cell table:number-columns-repeated="5"/>
          <table:table-cell office:value-type="float" office:value="447" calcext:value-type="float">
            <text:p>447</text:p>
          </table:table-cell>
          <table:table-cell table:style-name="ce2" office:value-type="float" office:value="0.02594" calcext:value-type="float">
            <text:p>0.02594</text:p>
          </table:table-cell>
        </table:table-row>
        <table:table-row table:style-name="ro3">
          <table:table-cell table:number-columns-repeated="5"/>
          <table:table-cell office:value-type="float" office:value="20" calcext:value-type="float">
            <text:p>20</text:p>
          </table:table-cell>
          <table:table-cell table:style-name="ce2" office:value-type="float" office:value="0.0005889" calcext:value-type="float">
            <text:p>0.0005889</text:p>
          </table:table-cell>
        </table:table-row>
        <table:table-row table:style-name="ro3">
          <table:table-cell table:number-columns-repeated="5"/>
          <table:table-cell office:value-type="float" office:value="46" calcext:value-type="float">
            <text:p>46</text:p>
          </table:table-cell>
          <table:table-cell table:style-name="ce2" office:value-type="float" office:value="0.002544" calcext:value-type="float">
            <text:p>0.002544</text:p>
          </table:table-cell>
        </table:table-row>
        <table:table-row table:style-name="ro3">
          <table:table-cell table:number-columns-repeated="5"/>
          <table:table-cell office:value-type="float" office:value="187" calcext:value-type="float">
            <text:p>187</text:p>
          </table:table-cell>
          <table:table-cell table:style-name="ce2" office:value-type="float" office:value="0.00643" calcext:value-type="float">
            <text:p>0.00643</text:p>
          </table:table-cell>
        </table:table-row>
        <table:table-row table:style-name="ro3">
          <table:table-cell table:style-name="ce1" office:value-type="string" calcext:value-type="string">
            <text:p>&lt;A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1192" calcext:value-type="float">
            <text:p>0.00119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2" office:value-type="float" office:value="0.01263" calcext:value-type="float">
            <text:p>0.01263</text:p>
          </table:table-cell>
        </table:table-row>
        <table:table-row table:style-name="ro3">
          <table:table-cell table:style-name="ce1" office:value-type="string" calcext:value-type="string">
            <text:p>&lt;B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3025" calcext:value-type="float">
            <text:p>0.00302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2" office:value-type="float" office:value="0.05509" calcext:value-type="float">
            <text:p>0.05509</text:p>
          </table:table-cell>
        </table:table-row>
        <table:table-row table:style-name="ro3">
          <table:table-cell table:style-name="ce1" office:value-type="string" calcext:value-type="string">
            <text:p>&lt;C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6534" calcext:value-type="float">
            <text:p>0.0065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1193" calcext:value-type="float">
            <text:p>0.001193</text:p>
          </table:table-cell>
        </table:table-row>
        <table:table-row table:style-name="ro3">
          <table:table-cell table:style-name="ce1" office:value-type="string" calcext:value-type="string">
            <text:p>&lt;D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6316" calcext:value-type="float">
            <text:p>0.0063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float" office:value="0.003513" calcext:value-type="float">
            <text:p>0.003513</text:p>
          </table:table-cell>
        </table:table-row>
        <table:table-row table:style-name="ro3">
          <table:table-cell table:style-name="ce1" office:value-type="string" calcext:value-type="string">
            <text:p>&lt;E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1723" calcext:value-type="float">
            <text:p>0.01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style-name="ce1" office:value-type="float" office:value="0.006083" calcext:value-type="float">
            <text:p>0.006083</text:p>
          </table:table-cell>
        </table:table-row>
        <table:table-row table:style-name="ro3">
          <table:table-cell table:style-name="ce1" office:value-type="string" calcext:value-type="string">
            <text:p>&lt;F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2555" calcext:value-type="float">
            <text:p>0.02555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style-name="ce1" office:value-type="float" office:value="0.01968" calcext:value-type="float">
            <text:p>0.01968</text:p>
          </table:table-cell>
        </table:table-row>
        <table:table-row table:style-name="ro3">
          <table:table-cell table:style-name="ce1" office:value-type="string" calcext:value-type="string">
            <text:p>&lt;G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05009" calcext:value-type="float">
            <text:p>0.0005009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style-name="ce1" office:value-type="float" office:value="0.03013" calcext:value-type="float">
            <text:p>0.03013</text:p>
          </table:table-cell>
        </table:table-row>
        <table:table-row table:style-name="ro3">
          <table:table-cell table:style-name="ce1" office:value-type="string" calcext:value-type="string">
            <text:p>&lt;H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1593" calcext:value-type="float">
            <text:p>0.00159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style-name="ce1" office:value-type="float" office:value="0.0925" calcext:value-type="float">
            <text:p>0.0925</text:p>
          </table:table-cell>
        </table:table-row>
        <table:table-row table:style-name="ro3">
          <table:table-cell table:style-name="ce1" office:value-type="string" calcext:value-type="string">
            <text:p>&lt;I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329" calcext:value-type="float">
            <text:p>0.00329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&lt;J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4788" calcext:value-type="float">
            <text:p>0.004788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&lt;K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1546" calcext:value-type="float">
            <text:p>0.0154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L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1699" calcext:value-type="float">
            <text:p>0.0169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M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03901" calcext:value-type="float">
            <text:p>0.000390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N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1223" calcext:value-type="float">
            <text:p>0.00122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O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P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2798" calcext:value-type="float">
            <text:p>0.00279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Q&gt;</text:p>
          </table:table-cell>
          <table:table-cell table:style-name="ce1" office:value-type="string" calcext:value-type="string">
            <text:p>m0=</text:p>
          </table:table-cell>
          <table:table-cell office:value-type="float" office:value="0.006898" calcext:value-type="float">
            <text:p>0.00689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R&gt;</text:p>
          </table:table-cell>
          <table:table-cell office:value-type="string" calcext:value-type="string">
            <text:p>m0=</text:p>
          </table:table-cell>
          <table:table-cell office:value-type="float" office:value="0.01002" calcext:value-type="float">
            <text:p>0.010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6" loext:min-decimal-places="6" number:min-integer-digits="1" number:grouping="true"/>
    </number:number-style>
    <number:number-style style:name="N136">
      <number:number number:decimal-places="20" loext:min-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08:26:27.313493000</dc:date>
    <meta:editing-duration>PT13H40M26S</meta:editing-duration>
    <meta:editing-cycles>2</meta:editing-cycles>
    <meta:generator>LibreOffice/5.1.0.3$MacOSX_X86_64 LibreOffice_project/5e3e00a007d9b3b6efb6797a8b8e57b51ab1f737</meta:generator>
    <meta:document-statistic meta:table-count="4" meta:cell-count="11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9cm" xlink:href=".." xlink:type="simple" chart:class="chart:scatter" chart:style-name="ch1">
        <chart:legend chart:legend-position="end" svg:x="13.646cm" svg:y="4.214cm" style:legend-expansion="high" chart:style-name="ch2"/>
        <chart:plot-area chart:style-name="ch3" table:cell-range-address="Sheet6.F44:Sheet6.G78" svg:x="0.319cm" svg:y="0.18cm" svg:width="13.008cm" svg:height="8.649cm">
          <chartooo:coordinate-region svg:x="1.238cm" svg:y="0.371cm" svg:width="11.697cm" svg:height="7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G44:Sheet6.G78" chart:class="chart:scatter">
            <chart:domain table:cell-range-address="Sheet6.F44:Sheet6.F7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F44:Sheet6.F78</svg:desc>
                </draw:g>
              </table:table-cell>
              <table:table-cell office:value-type="float" office:value="0.001192">
                <text:p>0.001192</text:p>
                <draw:g>
                  <svg:desc>Sheet6.G44:Sheet6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0.006316">
                <text:p>0.00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">
                <text:p>383</text:p>
              </table:table-cell>
              <table:table-cell office:value-type="float" office:value="0.01723">
                <text:p>0.0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0">
                <text:p>660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0005009">
                <text:p>0.0005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">
                <text:p>361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5">
                <text:p>485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3901">
                <text:p>0.000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">
                <text:p>263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001439">
                <text:p>0.001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0.002422">
                <text:p>0.00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0.002718">
                <text:p>0.002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0.01216">
                <text:p>0.0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7">
                <text:p>447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05889">
                <text:p>0.0005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0.002544">
                <text:p>0.00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">
                <text:p>187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  <table:table-cell office:value-type="float" office:value="0.01263">
                <text:p>0.01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0.05509">
                <text:p>0.0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0.003513">
                <text:p>0.003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">
                <text:p>107</text:p>
              </table:table-cell>
              <table:table-cell office:value-type="float" office:value="0.006083">
                <text:p>0.006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7">
                <text:p>387</text:p>
              </table:table-cell>
              <table:table-cell office:value-type="float" office:value="0.01968">
                <text:p>0.01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2">
                <text:p>502</text:p>
              </table:table-cell>
              <table:table-cell office:value-type="float" office:value="0.03013">
                <text:p>0.03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0">
                <text:p>1600</text:p>
              </table:table-cell>
              <table:table-cell office:value-type="float" office:value="0.0925">
                <text:p>0.0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9cm" xlink:href=".." xlink:type="simple" chart:class="chart:scatter" chart:style-name="ch1">
        <chart:legend chart:legend-position="end" svg:x="14.224cm" svg:y="3.974cm" style:legend-expansion="high" chart:style-name="ch2"/>
        <chart:plot-area chart:style-name="ch3" table:cell-range-address="Sheet6.A24:Sheet6.B40 Sheet6.B45:Sheet6.B62" chart:data-source-has-labels="row" svg:x="0.319cm" svg:y="0.18cm" svg:width="13.586cm" svg:height="8.649cm">
          <chartooo:coordinate-region svg:x="1.238cm" svg:y="0.371cm" svg:width="12.275cm" svg:height="7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4:Sheet6.B40" loext:label-string="wt" chart:class="chart:scatter">
            <chart:domain table:cell-range-address="Sheet6.A24:Sheet6.A40"/>
            <chart:data-point chart:repeated="17"/>
          </chart:series>
          <chart:series chart:style-name="ch7" chart:values-cell-range-address="Sheet6.B45:Sheet6.B62" loext:label-string="kinimp" chart:class="chart:scatter">
            <chart:domain table:cell-range-address="Sheet6.A45:Sheet6.A62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t</text:p>
              </table:table-cell>
              <table:table-cell office:value-type="string">
                <text:p>Column A</text:p>
              </table:table-cell>
              <table:table-cell office:value-type="string">
                <text:p>kini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6.A24:Sheet6.A40</svg:desc>
                </draw:g>
              </table:table-cell>
              <table:table-cell office:value-type="float" office:value="0.001439">
                <text:p>0.001439</text:p>
                <draw:g>
                  <svg:desc>Sheet6.B24:Sheet6.B40</svg:desc>
                </draw:g>
              </table:table-cell>
              <table:table-cell office:value-type="float" office:value="41">
                <text:p>41</text:p>
                <draw:g>
                  <svg:desc>Sheet6.A45:Sheet6.A62</svg:desc>
                </draw:g>
              </table:table-cell>
              <table:table-cell office:value-type="float" office:value="0.001192">
                <text:p>0.001192</text:p>
                <draw:g>
                  <svg:desc>Sheet6.B45:Sheet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002422">
                <text:p>0.002422</text:p>
              </table:table-cell>
              <table:table-cell office:value-type="float" office:value="120">
                <text:p>120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0.003392">
                <text:p>0.003392</text:p>
              </table:table-cell>
              <table:table-cell office:value-type="float" office:value="173">
                <text:p>173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02718">
                <text:p>0.002718</text:p>
              </table:table-cell>
              <table:table-cell office:value-type="float" office:value="295">
                <text:p>295</text:p>
              </table:table-cell>
              <table:table-cell office:value-type="float" office:value="0.006316">
                <text:p>0.00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">
                <text:p>231</text:p>
              </table:table-cell>
              <table:table-cell office:value-type="float" office:value="0.01216">
                <text:p>0.01216</text:p>
              </table:table-cell>
              <table:table-cell office:value-type="float" office:value="383">
                <text:p>383</text:p>
              </table:table-cell>
              <table:table-cell office:value-type="float" office:value="0.01723">
                <text:p>0.0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7">
                <text:p>447</text:p>
              </table:table-cell>
              <table:table-cell office:value-type="float" office:value="0.02594">
                <text:p>0.02594</text:p>
              </table:table-cell>
              <table:table-cell office:value-type="float" office:value="660">
                <text:p>660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05889">
                <text:p>0.0005889</text:p>
              </table:table-cell>
              <table:table-cell office:value-type="float" office:value="22">
                <text:p>22</text:p>
              </table:table-cell>
              <table:table-cell office:value-type="float" office:value="0.0005009">
                <text:p>0.0005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0.002544">
                <text:p>0.002544</text:p>
              </table:table-cell>
              <table:table-cell office:value-type="float" office:value="57">
                <text:p>57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0.00643">
                <text:p>0.00643</text:p>
              </table:table-cell>
              <table:table-cell office:value-type="float" office:value="103">
                <text:p>103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0.01263">
                <text:p>0.01263</text:p>
              </table:table-cell>
              <table:table-cell office:value-type="float" office:value="150">
                <text:p>15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05509">
                <text:p>0.05509</text:p>
              </table:table-cell>
              <table:table-cell office:value-type="float" office:value="361">
                <text:p>361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193">
                <text:p>0.001193</text:p>
              </table:table-cell>
              <table:table-cell office:value-type="float" office:value="485">
                <text:p>485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0.003513">
                <text:p>0.003513</text:p>
              </table:table-cell>
              <table:table-cell office:value-type="float" office:value="14">
                <text:p>14</text:p>
              </table:table-cell>
              <table:table-cell office:value-type="float" office:value="0.0003901">
                <text:p>0.000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0.006083">
                <text:p>0.006083</text:p>
              </table:table-cell>
              <table:table-cell office:value-type="float" office:value="42">
                <text:p>42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">
                <text:p>387</text:p>
              </table:table-cell>
              <table:table-cell office:value-type="float" office:value="0.01968">
                <text:p>0.01968</text:p>
              </table:table-cell>
              <table:table-cell office:value-type="float" office:value="65">
                <text:p>6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2">
                <text:p>502</text:p>
              </table:table-cell>
              <table:table-cell office:value-type="float" office:value="0.03013">
                <text:p>0.03013</text:p>
              </table:table-cell>
              <table:table-cell office:value-type="float" office:value="112">
                <text:p>112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0925">
                <text:p>0.0925</text:p>
              </table:table-cell>
              <table:table-cell office:value-type="float" office:value="200">
                <text:p>200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1002">
                <text:p>0.01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